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.059cm"/>
    </style:style>
    <style:style style:name="co2" style:family="table-column">
      <style:table-column-properties fo:break-before="auto" style:column-width="1.647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Daten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HOLZEINSCHLAGSMELDUNG für das Jahr 2011</text:p>
          </table:table-cell>
          <table:table-cell office:value-type="float" office:value="2011">
            <text:p>2011</text:p>
          </table:table-cell>
          <table:table-cell office:value-type="float" office:value="2010">
            <text:p>2010</text:p>
          </table:table-cell>
          <table:table-cell office:value-type="float" office:value="2009">
            <text:p>2009</text:p>
          </table:table-cell>
          <table:table-cell office:value-type="float" office:value="2008">
            <text:p>2008</text:p>
          </table:table-cell>
          <table:table-cell office:value-type="string">
            <text:p>HOLZEINSCHLAGSMELDUNG für das Jahr 2007</text:p>
          </table:table-cell>
          <table:table-cell office:value-type="float" office:value="2007">
            <text:p>2007</text:p>
          </table:table-cell>
          <table:table-cell office:value-type="float" office:value="2006">
            <text:p>2006</text:p>
          </table:table-cell>
          <table:table-cell office:value-type="string">
            <text:p>HOLZEINSCHLAGSMELDUNG für das Jahr 2005</text:p>
          </table:table-cell>
          <table:table-cell office:value-type="float" office:value="2005">
            <text:p>2005</text:p>
          </table:table-cell>
        </table:table-row>
        <table:table-row table:style-name="ro1">
          <table:table-cell office:value-type="string">
            <text:p>Steiermark</text:p>
          </table:table-cell>
          <table:table-cell table:number-columns-repeated="4"/>
          <table:table-cell office:value-type="string">
            <text:p>Steiermark</text:p>
          </table:table-cell>
          <table:table-cell table:number-columns-repeated="2"/>
          <table:table-cell office:value-type="string">
            <text:p>Steiermark</text:p>
          </table:table-cell>
          <table:table-cell/>
        </table:table-row>
        <table:table-row table:style-name="ro1">
          <table:table-cell office:value-type="string">
            <text:p>INSGESAMT</text:p>
          </table:table-cell>
          <table:table-cell table:number-columns-repeated="4"/>
          <table:table-cell office:value-type="string">
            <text:p>INSGESAMT</text:p>
          </table:table-cell>
          <table:table-cell table:number-columns-repeated="2"/>
          <table:table-cell office:value-type="string">
            <text:p>INSGESAMT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EINSCHLAG (IN EFM. O. R.)</text:p>
          </table:table-cell>
          <table:table-cell table:number-columns-repeated="4"/>
          <table:table-cell office:value-type="string">
            <text:p>EINSCHLAG (IN EFM. O. R.)</text:p>
          </table:table-cell>
          <table:table-cell table:number-columns-repeated="2"/>
          <table:table-cell office:value-type="string">
            <text:p>EINSCHLAG (IN EFM. O. R.)</text:p>
          </table:table-cell>
          <table:table-cell/>
        </table:table-row>
        <table:table-row table:style-name="ro1">
          <table:table-cell office:value-type="string">
            <text:p>GESAMTEINSCHLAG</text:p>
          </table:table-cell>
          <table:table-cell office:value-type="float" office:value="5005997">
            <text:p>5005997</text:p>
          </table:table-cell>
          <table:table-cell office:value-type="float" office:value="5006439">
            <text:p>5006439</text:p>
          </table:table-cell>
          <table:table-cell office:value-type="float" office:value="4665067">
            <text:p>4665067</text:p>
          </table:table-cell>
          <table:table-cell office:value-type="float" office:value="7331481">
            <text:p>7331481</text:p>
          </table:table-cell>
          <table:table-cell office:value-type="string">
            <text:p>GESAMTEINSCHLAG</text:p>
          </table:table-cell>
          <table:table-cell office:value-type="float" office:value="5078745">
            <text:p>5078745</text:p>
          </table:table-cell>
          <table:table-cell office:value-type="float" office:value="4973269">
            <text:p>4973269</text:p>
          </table:table-cell>
          <table:table-cell office:value-type="string">
            <text:p>GESAMTEINSCHLAG</text:p>
          </table:table-cell>
          <table:table-cell office:value-type="float" office:value="4629133">
            <text:p>4629133</text:p>
          </table:table-cell>
        </table:table-row>
        <table:table-row table:style-name="ro1">
          <table:table-cell office:value-type="string">
            <text:p>NADELHOLZ</text:p>
          </table:table-cell>
          <table:table-cell office:value-type="float" office:value="4527994">
            <text:p>4527994</text:p>
          </table:table-cell>
          <table:table-cell office:value-type="float" office:value="4597311">
            <text:p>4597311</text:p>
          </table:table-cell>
          <table:table-cell office:value-type="float" office:value="4222103">
            <text:p>4222103</text:p>
          </table:table-cell>
          <table:table-cell office:value-type="float" office:value="6725291">
            <text:p>6725291</text:p>
          </table:table-cell>
          <table:table-cell office:value-type="string">
            <text:p>NADELHOLZ</text:p>
          </table:table-cell>
          <table:table-cell office:value-type="float" office:value="4601353">
            <text:p>4601353</text:p>
          </table:table-cell>
          <table:table-cell office:value-type="float" office:value="4451440">
            <text:p>4451440</text:p>
          </table:table-cell>
          <table:table-cell office:value-type="string">
            <text:p>NADELHOLZ</text:p>
          </table:table-cell>
          <table:table-cell office:value-type="float" office:value="4177817">
            <text:p>4177817</text:p>
          </table:table-cell>
        </table:table-row>
        <table:table-row table:style-name="ro1">
          <table:table-cell office:value-type="string">
            <text:p>LAUBHOLZ</text:p>
          </table:table-cell>
          <table:table-cell office:value-type="float" office:value="478003">
            <text:p>478003</text:p>
          </table:table-cell>
          <table:table-cell office:value-type="float" office:value="409128">
            <text:p>409128</text:p>
          </table:table-cell>
          <table:table-cell office:value-type="float" office:value="442964">
            <text:p>442964</text:p>
          </table:table-cell>
          <table:table-cell office:value-type="float" office:value="606191">
            <text:p>606191</text:p>
          </table:table-cell>
          <table:table-cell office:value-type="string">
            <text:p>LAUBHOLZ</text:p>
          </table:table-cell>
          <table:table-cell office:value-type="float" office:value="477393">
            <text:p>477393</text:p>
          </table:table-cell>
          <table:table-cell office:value-type="float" office:value="521830">
            <text:p>521830</text:p>
          </table:table-cell>
          <table:table-cell office:value-type="string">
            <text:p>LAUBHOLZ</text:p>
          </table:table-cell>
          <table:table-cell office:value-type="float" office:value="451316">
            <text:p>451316</text:p>
          </table:table-cell>
        </table:table-row>
        <table:table-row table:style-name="ro1">
          <table:table-cell office:value-type="string">
            <text:p>ROHHOLZ - stoffliche Nutzung</text:p>
          </table:table-cell>
          <table:table-cell office:value-type="float" office:value="3969356">
            <text:p>3969356</text:p>
          </table:table-cell>
          <table:table-cell office:value-type="float" office:value="4083009">
            <text:p>4083009</text:p>
          </table:table-cell>
          <table:table-cell office:value-type="float" office:value="3744168">
            <text:p>3744168</text:p>
          </table:table-cell>
          <table:table-cell office:value-type="float" office:value="6167038">
            <text:p>6167038</text:p>
          </table:table-cell>
          <table:table-cell office:value-type="string">
            <text:p>ROHHOLZ - stoffliche Nutzung</text:p>
          </table:table-cell>
          <table:table-cell office:value-type="float" office:value="4120999">
            <text:p>4120999</text:p>
          </table:table-cell>
          <table:table-cell office:value-type="float" office:value="3922562">
            <text:p>3922562</text:p>
          </table:table-cell>
          <table:table-cell office:value-type="string">
            <text:p>ROHHOLZ - stoffliche Nutzung</text:p>
          </table:table-cell>
          <table:table-cell office:value-type="float" office:value="3702612">
            <text:p>3702612</text:p>
          </table:table-cell>
        </table:table-row>
        <table:table-row table:style-name="ro1">
          <table:table-cell office:value-type="string">
            <text:p>Nadelrohholz</text:p>
          </table:table-cell>
          <table:table-cell office:value-type="float" office:value="3877450">
            <text:p>3877450</text:p>
          </table:table-cell>
          <table:table-cell office:value-type="float" office:value="3994542">
            <text:p>3994542</text:p>
          </table:table-cell>
          <table:table-cell office:value-type="float" office:value="3642163">
            <text:p>3642163</text:p>
          </table:table-cell>
          <table:table-cell office:value-type="float" office:value="5978372">
            <text:p>5978372</text:p>
          </table:table-cell>
          <table:table-cell office:value-type="string">
            <text:p>Nadelrohholz</text:p>
          </table:table-cell>
          <table:table-cell office:value-type="float" office:value="3999748">
            <text:p>3999748</text:p>
          </table:table-cell>
          <table:table-cell office:value-type="float" office:value="3820688">
            <text:p>3820688</text:p>
          </table:table-cell>
          <table:table-cell office:value-type="string">
            <text:p>Nadelrohholz</text:p>
          </table:table-cell>
          <table:table-cell office:value-type="float" office:value="3602681">
            <text:p>3602681</text:p>
          </table:table-cell>
        </table:table-row>
        <table:table-row table:style-name="ro1">
          <table:table-cell office:value-type="string">
            <text:p>Laubrohholz</text:p>
          </table:table-cell>
          <table:table-cell office:value-type="float" office:value="91906">
            <text:p>91906</text:p>
          </table:table-cell>
          <table:table-cell office:value-type="float" office:value="88467">
            <text:p>88467</text:p>
          </table:table-cell>
          <table:table-cell office:value-type="float" office:value="102006">
            <text:p>102006</text:p>
          </table:table-cell>
          <table:table-cell office:value-type="float" office:value="188666">
            <text:p>188666</text:p>
          </table:table-cell>
          <table:table-cell office:value-type="string">
            <text:p>Laubrohholz</text:p>
          </table:table-cell>
          <table:table-cell office:value-type="float" office:value="121250">
            <text:p>121250</text:p>
          </table:table-cell>
          <table:table-cell office:value-type="float" office:value="101874">
            <text:p>101874</text:p>
          </table:table-cell>
          <table:table-cell office:value-type="string">
            <text:p>Laubrohholz</text:p>
          </table:table-cell>
          <table:table-cell office:value-type="float" office:value="99932">
            <text:p>99932</text:p>
          </table:table-cell>
        </table:table-row>
        <table:table-row table:style-name="ro1">
          <table:table-cell office:value-type="string">
            <text:p>SÄGERUNDHOLZ</text:p>
          </table:table-cell>
          <table:table-cell office:value-type="float" office:value="2884443">
            <text:p>2884443</text:p>
          </table:table-cell>
          <table:table-cell office:value-type="float" office:value="3013739">
            <text:p>3013739</text:p>
          </table:table-cell>
          <table:table-cell office:value-type="float" office:value="2663469">
            <text:p>2663469</text:p>
          </table:table-cell>
          <table:table-cell office:value-type="float" office:value="4770211">
            <text:p>4770211</text:p>
          </table:table-cell>
          <table:table-cell office:value-type="string">
            <text:p>SÄGERUNDHOLZ</text:p>
          </table:table-cell>
          <table:table-cell office:value-type="float" office:value="3255517">
            <text:p>3255517</text:p>
          </table:table-cell>
          <table:table-cell office:value-type="float" office:value="3085238">
            <text:p>3085238</text:p>
          </table:table-cell>
          <table:table-cell office:value-type="string">
            <text:p>SÄGERUNDHOLZ</text:p>
          </table:table-cell>
          <table:table-cell office:value-type="float" office:value="2835325">
            <text:p>2835325</text:p>
          </table:table-cell>
        </table:table-row>
        <table:table-row table:style-name="ro1">
          <table:table-cell office:value-type="string">
            <text:p>Sägerundholz &gt; 20cm MDM.</text:p>
          </table:table-cell>
          <table:table-cell office:value-type="float" office:value="2436877">
            <text:p>2436877</text:p>
          </table:table-cell>
          <table:table-cell office:value-type="float" office:value="2613527">
            <text:p>2613527</text:p>
          </table:table-cell>
          <table:table-cell office:value-type="float" office:value="2272684">
            <text:p>2272684</text:p>
          </table:table-cell>
          <table:table-cell office:value-type="float" office:value="4098911">
            <text:p>4098911</text:p>
          </table:table-cell>
          <table:table-cell office:value-type="string">
            <text:p>Sägerundholz &gt; 20cm MDM.</text:p>
          </table:table-cell>
          <table:table-cell office:value-type="float" office:value="2800115">
            <text:p>2800115</text:p>
          </table:table-cell>
          <table:table-cell office:value-type="float" office:value="2635099">
            <text:p>2635099</text:p>
          </table:table-cell>
          <table:table-cell office:value-type="string">
            <text:p>Sägerundholz &gt; 20cm MDM.</text:p>
          </table:table-cell>
          <table:table-cell office:value-type="float" office:value="2385638">
            <text:p>2385638</text:p>
          </table:table-cell>
        </table:table-row>
        <table:table-row table:style-name="ro1">
          <table:table-cell office:value-type="string">
            <text:p>Nadelholz</text:p>
          </table:table-cell>
          <table:table-cell office:value-type="float" office:value="2398925">
            <text:p>2398925</text:p>
          </table:table-cell>
          <table:table-cell office:value-type="float" office:value="2572620">
            <text:p>2572620</text:p>
          </table:table-cell>
          <table:table-cell office:value-type="float" office:value="2235312">
            <text:p>2235312</text:p>
          </table:table-cell>
          <table:table-cell office:value-type="float" office:value="4042155">
            <text:p>4042155</text:p>
          </table:table-cell>
          <table:table-cell office:value-type="string">
            <text:p>Nadelholz</text:p>
          </table:table-cell>
          <table:table-cell office:value-type="float" office:value="2741490">
            <text:p>2741490</text:p>
          </table:table-cell>
          <table:table-cell office:value-type="float" office:value="2576535">
            <text:p>2576535</text:p>
          </table:table-cell>
          <table:table-cell office:value-type="string">
            <text:p>Nadelholz</text:p>
          </table:table-cell>
          <table:table-cell office:value-type="float" office:value="2334580">
            <text:p>2334580</text:p>
          </table:table-cell>
        </table:table-row>
        <table:table-row table:style-name="ro1">
          <table:table-cell office:value-type="string">
            <text:p>davon Fichte/Tanne</text:p>
          </table:table-cell>
          <table:table-cell office:value-type="float" office:value="2130449">
            <text:p>2130449</text:p>
          </table:table-cell>
          <table:table-cell office:value-type="float" office:value="2337813">
            <text:p>2337813</text:p>
          </table:table-cell>
          <table:table-cell office:value-type="float" office:value="2017895">
            <text:p>2017895</text:p>
          </table:table-cell>
          <table:table-cell office:value-type="float" office:value="3681606">
            <text:p>3681606</text:p>
          </table:table-cell>
          <table:table-cell office:value-type="string">
            <text:p>davon Fichte/Tanne</text:p>
          </table:table-cell>
          <table:table-cell office:value-type="float" office:value="2420655">
            <text:p>2420655</text:p>
          </table:table-cell>
          <table:table-cell office:value-type="float" office:value="2298853">
            <text:p>2298853</text:p>
          </table:table-cell>
          <table:table-cell office:value-type="string">
            <text:p>davon Fichte/Tanne</text:p>
          </table:table-cell>
          <table:table-cell office:value-type="float" office:value="2132128">
            <text:p>2132128</text:p>
          </table:table-cell>
        </table:table-row>
        <table:table-row table:style-name="ro1">
          <table:table-cell office:value-type="string">
            <text:p>davon Kiefer</text:p>
          </table:table-cell>
          <table:table-cell office:value-type="float" office:value="75508">
            <text:p>75508</text:p>
          </table:table-cell>
          <table:table-cell office:value-type="float" office:value="46946">
            <text:p>46946</text:p>
          </table:table-cell>
          <table:table-cell office:value-type="float" office:value="34300">
            <text:p>34300</text:p>
          </table:table-cell>
          <table:table-cell office:value-type="float" office:value="76028">
            <text:p>76028</text:p>
          </table:table-cell>
          <table:table-cell office:value-type="string">
            <text:p>davon Kiefer</text:p>
          </table:table-cell>
          <table:table-cell office:value-type="float" office:value="78335">
            <text:p>78335</text:p>
          </table:table-cell>
          <table:table-cell office:value-type="float" office:value="70372">
            <text:p>70372</text:p>
          </table:table-cell>
          <table:table-cell office:value-type="string">
            <text:p>davon Kiefer</text:p>
          </table:table-cell>
          <table:table-cell office:value-type="float" office:value="59051">
            <text:p>59051</text:p>
          </table:table-cell>
        </table:table-row>
        <table:table-row table:style-name="ro1">
          <table:table-cell office:value-type="string">
            <text:p>davon Lärche</text:p>
          </table:table-cell>
          <table:table-cell office:value-type="float" office:value="142021">
            <text:p>142021</text:p>
          </table:table-cell>
          <table:table-cell office:value-type="float" office:value="163781">
            <text:p>163781</text:p>
          </table:table-cell>
          <table:table-cell office:value-type="float" office:value="154877">
            <text:p>154877</text:p>
          </table:table-cell>
          <table:table-cell office:value-type="float" office:value="215774">
            <text:p>215774</text:p>
          </table:table-cell>
          <table:table-cell office:value-type="string">
            <text:p>davon Lärche</text:p>
          </table:table-cell>
          <table:table-cell office:value-type="float" office:value="145394">
            <text:p>145394</text:p>
          </table:table-cell>
          <table:table-cell office:value-type="float" office:value="147797">
            <text:p>147797</text:p>
          </table:table-cell>
          <table:table-cell office:value-type="string">
            <text:p>davon Lärche</text:p>
          </table:table-cell>
          <table:table-cell office:value-type="float" office:value="128764">
            <text:p>128764</text:p>
          </table:table-cell>
        </table:table-row>
        <table:table-row table:style-name="ro1">
          <table:table-cell office:value-type="string">
            <text:p>Laubholz</text:p>
          </table:table-cell>
          <table:table-cell office:value-type="float" office:value="37952">
            <text:p>37952</text:p>
          </table:table-cell>
          <table:table-cell office:value-type="float" office:value="40907">
            <text:p>40907</text:p>
          </table:table-cell>
          <table:table-cell office:value-type="float" office:value="37372">
            <text:p>37372</text:p>
          </table:table-cell>
          <table:table-cell office:value-type="float" office:value="56755">
            <text:p>56755</text:p>
          </table:table-cell>
          <table:table-cell office:value-type="string">
            <text:p>Laubholz</text:p>
          </table:table-cell>
          <table:table-cell office:value-type="float" office:value="58624">
            <text:p>58624</text:p>
          </table:table-cell>
          <table:table-cell office:value-type="float" office:value="58564">
            <text:p>58564</text:p>
          </table:table-cell>
          <table:table-cell office:value-type="string">
            <text:p>Laubholz</text:p>
          </table:table-cell>
          <table:table-cell office:value-type="float" office:value="51058">
            <text:p>51058</text:p>
          </table:table-cell>
        </table:table-row>
        <table:table-row table:style-name="ro1">
          <table:table-cell office:value-type="string">
            <text:p>davon Buche</text:p>
          </table:table-cell>
          <table:table-cell office:value-type="float" office:value="21293">
            <text:p>21293</text:p>
          </table:table-cell>
          <table:table-cell office:value-type="float" office:value="24669">
            <text:p>24669</text:p>
          </table:table-cell>
          <table:table-cell office:value-type="float" office:value="20002">
            <text:p>20002</text:p>
          </table:table-cell>
          <table:table-cell office:value-type="float" office:value="43749">
            <text:p>43749</text:p>
          </table:table-cell>
          <table:table-cell office:value-type="string">
            <text:p>davon Buche</text:p>
          </table:table-cell>
          <table:table-cell office:value-type="float" office:value="35746">
            <text:p>35746</text:p>
          </table:table-cell>
          <table:table-cell office:value-type="float" office:value="30724">
            <text:p>30724</text:p>
          </table:table-cell>
          <table:table-cell office:value-type="string">
            <text:p>davon Buche</text:p>
          </table:table-cell>
          <table:table-cell office:value-type="float" office:value="24449">
            <text:p>24449</text:p>
          </table:table-cell>
        </table:table-row>
        <table:table-row table:style-name="ro1">
          <table:table-cell office:value-type="string">
            <text:p>davon Eiche</text:p>
          </table:table-cell>
          <table:table-cell office:value-type="float" office:value="10749">
            <text:p>10749</text:p>
          </table:table-cell>
          <table:table-cell office:value-type="float" office:value="6816">
            <text:p>6816</text:p>
          </table:table-cell>
          <table:table-cell office:value-type="float" office:value="11462">
            <text:p>11462</text:p>
          </table:table-cell>
          <table:table-cell office:value-type="float" office:value="9389">
            <text:p>9389</text:p>
          </table:table-cell>
          <table:table-cell office:value-type="string">
            <text:p>davon Eiche</text:p>
          </table:table-cell>
          <table:table-cell office:value-type="float" office:value="13512">
            <text:p>13512</text:p>
          </table:table-cell>
          <table:table-cell office:value-type="float" office:value="13294">
            <text:p>13294</text:p>
          </table:table-cell>
          <table:table-cell office:value-type="string">
            <text:p>davon Eiche</text:p>
          </table:table-cell>
          <table:table-cell office:value-type="float" office:value="17759">
            <text:p>17759</text:p>
          </table:table-cell>
        </table:table-row>
        <table:table-row table:style-name="ro1">
          <table:table-cell office:value-type="string">
            <text:p>Sägeschwachholz</text:p>
          </table:table-cell>
          <table:table-cell office:value-type="float" office:value="447566">
            <text:p>447566</text:p>
          </table:table-cell>
          <table:table-cell office:value-type="float" office:value="400212">
            <text:p>400212</text:p>
          </table:table-cell>
          <table:table-cell office:value-type="float" office:value="390784">
            <text:p>390784</text:p>
          </table:table-cell>
          <table:table-cell office:value-type="float" office:value="671300">
            <text:p>671300</text:p>
          </table:table-cell>
          <table:table-cell office:value-type="string">
            <text:p>Sägeschwachholz</text:p>
          </table:table-cell>
          <table:table-cell office:value-type="float" office:value="455403">
            <text:p>455403</text:p>
          </table:table-cell>
          <table:table-cell office:value-type="float" office:value="450139">
            <text:p>450139</text:p>
          </table:table-cell>
          <table:table-cell office:value-type="string">
            <text:p>Sägeschwachholz</text:p>
          </table:table-cell>
          <table:table-cell office:value-type="float" office:value="449687">
            <text:p>449687</text:p>
          </table:table-cell>
        </table:table-row>
        <table:table-row table:style-name="ro1">
          <table:table-cell office:value-type="string">
            <text:p>Nadelholz</text:p>
          </table:table-cell>
          <table:table-cell office:value-type="float" office:value="447389">
            <text:p>447389</text:p>
          </table:table-cell>
          <table:table-cell office:value-type="float" office:value="398293">
            <text:p>398293</text:p>
          </table:table-cell>
          <table:table-cell office:value-type="float" office:value="388945">
            <text:p>388945</text:p>
          </table:table-cell>
          <table:table-cell office:value-type="float" office:value="667470">
            <text:p>667470</text:p>
          </table:table-cell>
          <table:table-cell office:value-type="string">
            <text:p>Nadelholz</text:p>
          </table:table-cell>
          <table:table-cell office:value-type="float" office:value="450515">
            <text:p>450515</text:p>
          </table:table-cell>
          <table:table-cell office:value-type="float" office:value="447812">
            <text:p>447812</text:p>
          </table:table-cell>
          <table:table-cell office:value-type="string">
            <text:p>Nadelholz</text:p>
          </table:table-cell>
          <table:table-cell office:value-type="float" office:value="446240">
            <text:p>446240</text:p>
          </table:table-cell>
        </table:table-row>
        <table:table-row table:style-name="ro1">
          <table:table-cell office:value-type="string">
            <text:p>Laubholz</text:p>
          </table:table-cell>
          <table:table-cell office:value-type="float" office:value="177">
            <text:p>177</text:p>
          </table:table-cell>
          <table:table-cell office:value-type="float" office:value="1919">
            <text:p>1919</text:p>
          </table:table-cell>
          <table:table-cell office:value-type="float" office:value="1840">
            <text:p>1840</text:p>
          </table:table-cell>
          <table:table-cell office:value-type="float" office:value="3830">
            <text:p>3830</text:p>
          </table:table-cell>
          <table:table-cell office:value-type="string">
            <text:p>Laubholz</text:p>
          </table:table-cell>
          <table:table-cell office:value-type="float" office:value="4887">
            <text:p>4887</text:p>
          </table:table-cell>
          <table:table-cell office:value-type="float" office:value="2326">
            <text:p>2326</text:p>
          </table:table-cell>
          <table:table-cell office:value-type="string">
            <text:p>Laubholz</text:p>
          </table:table-cell>
          <table:table-cell office:value-type="float" office:value="3447">
            <text:p>3447</text:p>
          </table:table-cell>
        </table:table-row>
        <table:table-row table:style-name="ro1">
          <table:table-cell office:value-type="string">
            <text:p>INDUSTRIERUNDHOLZ</text:p>
          </table:table-cell>
          <table:table-cell office:value-type="float" office:value="1084913">
            <text:p>1084913</text:p>
          </table:table-cell>
          <table:table-cell office:value-type="float" office:value="1069270">
            <text:p>1069270</text:p>
          </table:table-cell>
          <table:table-cell office:value-type="float" office:value="1080699">
            <text:p>1080699</text:p>
          </table:table-cell>
          <table:table-cell office:value-type="float" office:value="1396827">
            <text:p>1396827</text:p>
          </table:table-cell>
          <table:table-cell office:value-type="string">
            <text:p>INDUSTRIERUNDHOLZ</text:p>
          </table:table-cell>
          <table:table-cell office:value-type="float" office:value="865482">
            <text:p>865482</text:p>
          </table:table-cell>
          <table:table-cell office:value-type="float" office:value="837324">
            <text:p>837324</text:p>
          </table:table-cell>
          <table:table-cell office:value-type="string">
            <text:p>INDUSTRIERUNDHOLZ</text:p>
          </table:table-cell>
          <table:table-cell office:value-type="float" office:value="867288">
            <text:p>867288</text:p>
          </table:table-cell>
        </table:table-row>
        <table:table-row table:style-name="ro1">
          <table:table-cell office:value-type="string">
            <text:p>Nadelholz</text:p>
          </table:table-cell>
          <table:table-cell office:value-type="float" office:value="1031136">
            <text:p>1031136</text:p>
          </table:table-cell>
          <table:table-cell office:value-type="float" office:value="1023629">
            <text:p>1023629</text:p>
          </table:table-cell>
          <table:table-cell office:value-type="float" office:value="1017906">
            <text:p>1017906</text:p>
          </table:table-cell>
          <table:table-cell office:value-type="float" office:value="1268746">
            <text:p>1268746</text:p>
          </table:table-cell>
          <table:table-cell office:value-type="string">
            <text:p>Nadelholz</text:p>
          </table:table-cell>
          <table:table-cell office:value-type="float" office:value="807743">
            <text:p>807743</text:p>
          </table:table-cell>
          <table:table-cell office:value-type="float" office:value="796341">
            <text:p>796341</text:p>
          </table:table-cell>
          <table:table-cell office:value-type="string">
            <text:p>Nadelholz</text:p>
          </table:table-cell>
          <table:table-cell office:value-type="float" office:value="821861">
            <text:p>821861</text:p>
          </table:table-cell>
        </table:table-row>
        <table:table-row table:style-name="ro1">
          <table:table-cell office:value-type="string">
            <text:p>Laubholz</text:p>
          </table:table-cell>
          <table:table-cell office:value-type="float" office:value="53777">
            <text:p>53777</text:p>
          </table:table-cell>
          <table:table-cell office:value-type="float" office:value="45641">
            <text:p>45641</text:p>
          </table:table-cell>
          <table:table-cell office:value-type="float" office:value="62794">
            <text:p>62794</text:p>
          </table:table-cell>
          <table:table-cell office:value-type="float" office:value="128081">
            <text:p>128081</text:p>
          </table:table-cell>
          <table:table-cell office:value-type="string">
            <text:p>Laubholz</text:p>
          </table:table-cell>
          <table:table-cell office:value-type="float" office:value="57739">
            <text:p>57739</text:p>
          </table:table-cell>
          <table:table-cell office:value-type="float" office:value="40983">
            <text:p>40983</text:p>
          </table:table-cell>
          <table:table-cell office:value-type="string">
            <text:p>Laubholz</text:p>
          </table:table-cell>
          <table:table-cell office:value-type="float" office:value="45427">
            <text:p>45427</text:p>
          </table:table-cell>
        </table:table-row>
        <table:table-row table:style-name="ro1">
          <table:table-cell office:value-type="string">
            <text:p>ROHHOLZ - energetische Nutzung</text:p>
          </table:table-cell>
          <table:table-cell office:value-type="float" office:value="1036642">
            <text:p>1036642</text:p>
          </table:table-cell>
          <table:table-cell office:value-type="float" office:value="923429">
            <text:p>923429</text:p>
          </table:table-cell>
          <table:table-cell office:value-type="float" office:value="920898">
            <text:p>920898</text:p>
          </table:table-cell>
          <table:table-cell office:value-type="float" office:value="1164443">
            <text:p>1164443</text:p>
          </table:table-cell>
          <table:table-cell office:value-type="string">
            <text:p>ROHHOLZ - energetische Nutzung</text:p>
          </table:table-cell>
          <table:table-cell office:value-type="float" office:value="957746">
            <text:p>957746</text:p>
          </table:table-cell>
          <table:table-cell office:value-type="float" office:value="1050708">
            <text:p>1050708</text:p>
          </table:table-cell>
          <table:table-cell office:value-type="string">
            <text:p>ROHHOLZ - energetische Nutzung</text:p>
          </table:table-cell>
          <table:table-cell office:value-type="float" office:value="926520">
            <text:p>926520</text:p>
          </table:table-cell>
        </table:table-row>
        <table:table-row table:style-name="ro1">
          <table:table-cell office:value-type="string">
            <text:p>Nadelholz</text:p>
          </table:table-cell>
          <table:table-cell office:value-type="float" office:value="650545">
            <text:p>650545</text:p>
          </table:table-cell>
          <table:table-cell office:value-type="float" office:value="602769">
            <text:p>602769</text:p>
          </table:table-cell>
          <table:table-cell office:value-type="float" office:value="579940">
            <text:p>579940</text:p>
          </table:table-cell>
          <table:table-cell office:value-type="float" office:value="746919">
            <text:p>746919</text:p>
          </table:table-cell>
          <table:table-cell office:value-type="string">
            <text:p>Nadelholz</text:p>
          </table:table-cell>
          <table:table-cell office:value-type="float" office:value="601604">
            <text:p>601604</text:p>
          </table:table-cell>
          <table:table-cell office:value-type="float" office:value="630752">
            <text:p>630752</text:p>
          </table:table-cell>
          <table:table-cell office:value-type="string">
            <text:p>Nadelholz</text:p>
          </table:table-cell>
          <table:table-cell office:value-type="float" office:value="575136">
            <text:p>575136</text:p>
          </table:table-cell>
        </table:table-row>
        <table:table-row table:style-name="ro1">
          <table:table-cell office:value-type="string">
            <text:p>Brennholz</text:p>
          </table:table-cell>
          <table:table-cell office:value-type="float" office:value="334130">
            <text:p>334130</text:p>
          </table:table-cell>
          <table:table-cell office:value-type="float" office:value="370470">
            <text:p>370470</text:p>
          </table:table-cell>
          <table:table-cell office:value-type="float" office:value="381010">
            <text:p>381010</text:p>
          </table:table-cell>
          <table:table-cell office:value-type="float" office:value="488046">
            <text:p>488046</text:p>
          </table:table-cell>
          <table:table-cell office:value-type="string">
            <text:p>Brennholz</text:p>
          </table:table-cell>
          <table:table-cell office:value-type="float" office:value="437285">
            <text:p>437285</text:p>
          </table:table-cell>
          <table:table-cell office:value-type="float" office:value="465582">
            <text:p>465582</text:p>
          </table:table-cell>
          <table:table-cell office:value-type="string">
            <text:p>Laubholz</text:p>
          </table:table-cell>
          <table:table-cell office:value-type="float" office:value="351384">
            <text:p>351384</text:p>
          </table:table-cell>
        </table:table-row>
        <table:table-row table:style-name="ro1">
          <table:table-cell office:value-type="string">
            <text:p>Waldhackgut</text:p>
          </table:table-cell>
          <table:table-cell office:value-type="float" office:value="316414">
            <text:p>316414</text:p>
          </table:table-cell>
          <table:table-cell office:value-type="float" office:value="232299">
            <text:p>232299</text:p>
          </table:table-cell>
          <table:table-cell office:value-type="float" office:value="198930">
            <text:p>198930</text:p>
          </table:table-cell>
          <table:table-cell office:value-type="float" office:value="258873">
            <text:p>258873</text:p>
          </table:table-cell>
          <table:table-cell office:value-type="string">
            <text:p>Waldhackgut</text:p>
          </table:table-cell>
          <table:table-cell office:value-type="float" office:value="164320">
            <text:p>164320</text:p>
          </table:table-cell>
          <table:table-cell office:value-type="float" office:value="165170">
            <text:p>165170</text:p>
          </table:table-cell>
          <table:table-cell table:number-columns-repeated="2"/>
        </table:table-row>
        <table:table-row table:style-name="ro1">
          <table:table-cell office:value-type="string">
            <text:p>Laubholz</text:p>
          </table:table-cell>
          <table:table-cell office:value-type="float" office:value="386097">
            <text:p>386097</text:p>
          </table:table-cell>
          <table:table-cell office:value-type="float" office:value="320661">
            <text:p>320661</text:p>
          </table:table-cell>
          <table:table-cell office:value-type="float" office:value="340958">
            <text:p>340958</text:p>
          </table:table-cell>
          <table:table-cell office:value-type="float" office:value="417525">
            <text:p>417525</text:p>
          </table:table-cell>
          <table:table-cell office:value-type="string">
            <text:p>Laubholz</text:p>
          </table:table-cell>
          <table:table-cell office:value-type="float" office:value="356142">
            <text:p>356142</text:p>
          </table:table-cell>
          <table:table-cell office:value-type="float" office:value="419956">
            <text:p>419956</text:p>
          </table:table-cell>
          <table:table-cell table:number-columns-repeated="2"/>
        </table:table-row>
        <table:table-row table:style-name="ro1">
          <table:table-cell office:value-type="string">
            <text:p>Brennholz</text:p>
          </table:table-cell>
          <table:table-cell office:value-type="float" office:value="264216">
            <text:p>264216</text:p>
          </table:table-cell>
          <table:table-cell office:value-type="float" office:value="232421">
            <text:p>232421</text:p>
          </table:table-cell>
          <table:table-cell office:value-type="float" office:value="268268">
            <text:p>268268</text:p>
          </table:table-cell>
          <table:table-cell office:value-type="float" office:value="305641">
            <text:p>305641</text:p>
          </table:table-cell>
          <table:table-cell office:value-type="string">
            <text:p>Brennholz</text:p>
          </table:table-cell>
          <table:table-cell office:value-type="float" office:value="275368">
            <text:p>275368</text:p>
          </table:table-cell>
          <table:table-cell office:value-type="float" office:value="334487">
            <text:p>334487</text:p>
          </table:table-cell>
          <table:table-cell table:number-columns-repeated="2"/>
        </table:table-row>
        <table:table-row table:style-name="ro1">
          <table:table-cell office:value-type="string">
            <text:p>Waldhackgut</text:p>
          </table:table-cell>
          <table:table-cell office:value-type="float" office:value="121880">
            <text:p>121880</text:p>
          </table:table-cell>
          <table:table-cell office:value-type="float" office:value="88239">
            <text:p>88239</text:p>
          </table:table-cell>
          <table:table-cell office:value-type="float" office:value="72690">
            <text:p>72690</text:p>
          </table:table-cell>
          <table:table-cell office:value-type="float" office:value="111883">
            <text:p>111883</text:p>
          </table:table-cell>
          <table:table-cell office:value-type="string">
            <text:p>Waldhackgut</text:p>
          </table:table-cell>
          <table:table-cell office:value-type="float" office:value="80775">
            <text:p>80775</text:p>
          </table:table-cell>
          <table:table-cell office:value-type="float" office:value="85469">
            <text:p>85469</text:p>
          </table:table-cell>
          <table:table-cell table:number-columns-repeated="2"/>
        </table:table-row>
        <table:table-row table:style-name="ro1">
          <table:table-cell office:value-type="string">
            <text:p>SCHADHOLZ</text:p>
          </table:table-cell>
          <table:table-cell office:value-type="float" office:value="1307470">
            <text:p>1307470</text:p>
          </table:table-cell>
          <table:table-cell office:value-type="float" office:value="1961523">
            <text:p>1961523</text:p>
          </table:table-cell>
          <table:table-cell office:value-type="float" office:value="2376851">
            <text:p>2376851</text:p>
          </table:table-cell>
          <table:table-cell office:value-type="float" office:value="5666442">
            <text:p>5666442</text:p>
          </table:table-cell>
          <table:table-cell office:value-type="string">
            <text:p>SCHADHOLZ</text:p>
          </table:table-cell>
          <table:table-cell office:value-type="float" office:value="1884865">
            <text:p>1884865</text:p>
          </table:table-cell>
          <table:table-cell office:value-type="float" office:value="1439616">
            <text:p>1439616</text:p>
          </table:table-cell>
          <table:table-cell office:value-type="string">
            <text:p>SCHADHOLZ</text:p>
          </table:table-cell>
          <table:table-cell office:value-type="float" office:value="1453095">
            <text:p>1453095</text:p>
          </table:table-cell>
        </table:table-row>
        <table:table-row table:style-name="ro1">
          <table:table-cell office:value-type="string">
            <text:p>Nadelholz</text:p>
          </table:table-cell>
          <table:table-cell office:value-type="float" office:value="1260713">
            <text:p>1260713</text:p>
          </table:table-cell>
          <table:table-cell office:value-type="float" office:value="1887898">
            <text:p>1887898</text:p>
          </table:table-cell>
          <table:table-cell office:value-type="float" office:value="2240951">
            <text:p>2240951</text:p>
          </table:table-cell>
          <table:table-cell office:value-type="float" office:value="5397824">
            <text:p>5397824</text:p>
          </table:table-cell>
          <table:table-cell office:value-type="string">
            <text:p>Nadelholz</text:p>
          </table:table-cell>
          <table:table-cell office:value-type="float" office:value="1806150">
            <text:p>1806150</text:p>
          </table:table-cell>
          <table:table-cell office:value-type="float" office:value="1356150">
            <text:p>1356150</text:p>
          </table:table-cell>
          <table:table-cell office:value-type="string">
            <text:p>Nadelholz</text:p>
          </table:table-cell>
          <table:table-cell office:value-type="float" office:value="1378520">
            <text:p>1378520</text:p>
          </table:table-cell>
        </table:table-row>
        <table:table-row table:style-name="ro1">
          <table:table-cell office:value-type="string">
            <text:p>biotische Schäden</text:p>
          </table:table-cell>
          <table:table-cell office:value-type="float" office:value="980550">
            <text:p>980550</text:p>
          </table:table-cell>
          <table:table-cell office:value-type="float" office:value="1264985">
            <text:p>1264985</text:p>
          </table:table-cell>
          <table:table-cell office:value-type="float" office:value="941370">
            <text:p>941370</text:p>
          </table:table-cell>
          <table:table-cell office:value-type="float" office:value="285509">
            <text:p>285509</text:p>
          </table:table-cell>
          <table:table-cell office:value-type="string">
            <text:p>biotische Schäden</text:p>
          </table:table-cell>
          <table:table-cell office:value-type="float" office:value="475914">
            <text:p>475914</text:p>
          </table:table-cell>
          <table:table-cell office:value-type="float" office:value="801963">
            <text:p>801963</text:p>
          </table:table-cell>
          <table:table-cell office:value-type="string">
            <text:p>biotische Schäden</text:p>
          </table:table-cell>
          <table:table-cell office:value-type="float" office:value="911116">
            <text:p>911116</text:p>
          </table:table-cell>
        </table:table-row>
        <table:table-row table:style-name="ro1">
          <table:table-cell office:value-type="string">
            <text:p>davon Borkenkäfer</text:p>
          </table:table-cell>
          <table:table-cell office:value-type="float" office:value="929062">
            <text:p>929062</text:p>
          </table:table-cell>
          <table:table-cell office:value-type="float" office:value="1214688">
            <text:p>1214688</text:p>
          </table:table-cell>
          <table:table-cell office:value-type="float" office:value="903521">
            <text:p>903521</text:p>
          </table:table-cell>
          <table:table-cell office:value-type="float" office:value="264993">
            <text:p>264993</text:p>
          </table:table-cell>
          <table:table-cell office:value-type="string">
            <text:p>davon Borkenkäfer</text:p>
          </table:table-cell>
          <table:table-cell office:value-type="float" office:value="432795">
            <text:p>432795</text:p>
          </table:table-cell>
          <table:table-cell office:value-type="float" office:value="718954">
            <text:p>718954</text:p>
          </table:table-cell>
          <table:table-cell office:value-type="string">
            <text:p>davon Borkenkäfer</text:p>
          </table:table-cell>
          <table:table-cell office:value-type="float" office:value="839655">
            <text:p>839655</text:p>
          </table:table-cell>
        </table:table-row>
        <table:table-row table:style-name="ro1">
          <table:table-cell office:value-type="string">
            <text:p>sonstige</text:p>
          </table:table-cell>
          <table:table-cell office:value-type="float" office:value="51488">
            <text:p>51488</text:p>
          </table:table-cell>
          <table:table-cell office:value-type="float" office:value="50298">
            <text:p>50298</text:p>
          </table:table-cell>
          <table:table-cell office:value-type="float" office:value="37849">
            <text:p>37849</text:p>
          </table:table-cell>
          <table:table-cell office:value-type="float" office:value="20516">
            <text:p>20516</text:p>
          </table:table-cell>
          <table:table-cell office:value-type="string">
            <text:p>sonstige</text:p>
          </table:table-cell>
          <table:table-cell office:value-type="float" office:value="43119">
            <text:p>43119</text:p>
          </table:table-cell>
          <table:table-cell office:value-type="float" office:value="83009">
            <text:p>83009</text:p>
          </table:table-cell>
          <table:table-cell office:value-type="string">
            <text:p>sonstige</text:p>
          </table:table-cell>
          <table:table-cell office:value-type="float" office:value="71461">
            <text:p>71461</text:p>
          </table:table-cell>
        </table:table-row>
        <table:table-row table:style-name="ro1">
          <table:table-cell office:value-type="string">
            <text:p>abiotische Schäden</text:p>
          </table:table-cell>
          <table:table-cell office:value-type="float" office:value="280163">
            <text:p>280163</text:p>
          </table:table-cell>
          <table:table-cell office:value-type="float" office:value="622913">
            <text:p>622913</text:p>
          </table:table-cell>
          <table:table-cell office:value-type="float" office:value="1299582">
            <text:p>1299582</text:p>
          </table:table-cell>
          <table:table-cell office:value-type="float" office:value="5112315">
            <text:p>5112315</text:p>
          </table:table-cell>
          <table:table-cell office:value-type="string">
            <text:p>abiotische Schäden</text:p>
          </table:table-cell>
          <table:table-cell office:value-type="float" office:value="1330236">
            <text:p>1330236</text:p>
          </table:table-cell>
          <table:table-cell office:value-type="float" office:value="554186">
            <text:p>554186</text:p>
          </table:table-cell>
          <table:table-cell office:value-type="string">
            <text:p>abiotische Schäden</text:p>
          </table:table-cell>
          <table:table-cell office:value-type="float" office:value="467404">
            <text:p>467404</text:p>
          </table:table-cell>
        </table:table-row>
        <table:table-row table:style-name="ro1">
          <table:table-cell office:value-type="string">
            <text:p>davon Sturm</text:p>
          </table:table-cell>
          <table:table-cell office:value-type="float" office:value="213334">
            <text:p>213334</text:p>
          </table:table-cell>
          <table:table-cell office:value-type="float" office:value="526801">
            <text:p>526801</text:p>
          </table:table-cell>
          <table:table-cell office:value-type="float" office:value="996076">
            <text:p>996076</text:p>
          </table:table-cell>
          <table:table-cell office:value-type="float" office:value="4625542">
            <text:p>4625542</text:p>
          </table:table-cell>
          <table:table-cell office:value-type="string">
            <text:p>davon Sturm</text:p>
          </table:table-cell>
          <table:table-cell office:value-type="float" office:value="1155331">
            <text:p>1155331</text:p>
          </table:table-cell>
          <table:table-cell office:value-type="float" office:value="383331">
            <text:p>383331</text:p>
          </table:table-cell>
          <table:table-cell office:value-type="string">
            <text:p>davon Sturm</text:p>
          </table:table-cell>
          <table:table-cell office:value-type="float" office:value="339532">
            <text:p>339532</text:p>
          </table:table-cell>
        </table:table-row>
        <table:table-row table:style-name="ro1">
          <table:table-cell office:value-type="string">
            <text:p>sonstige</text:p>
          </table:table-cell>
          <table:table-cell office:value-type="float" office:value="66830">
            <text:p>66830</text:p>
          </table:table-cell>
          <table:table-cell office:value-type="float" office:value="96112">
            <text:p>96112</text:p>
          </table:table-cell>
          <table:table-cell office:value-type="float" office:value="303506">
            <text:p>303506</text:p>
          </table:table-cell>
          <table:table-cell office:value-type="float" office:value="486773">
            <text:p>486773</text:p>
          </table:table-cell>
          <table:table-cell office:value-type="string">
            <text:p>sonstige</text:p>
          </table:table-cell>
          <table:table-cell office:value-type="float" office:value="174906">
            <text:p>174906</text:p>
          </table:table-cell>
          <table:table-cell office:value-type="float" office:value="170855">
            <text:p>170855</text:p>
          </table:table-cell>
          <table:table-cell office:value-type="string">
            <text:p>sonstige</text:p>
          </table:table-cell>
          <table:table-cell office:value-type="float" office:value="127872">
            <text:p>127872</text:p>
          </table:table-cell>
        </table:table-row>
        <table:table-row table:style-name="ro1">
          <table:table-cell office:value-type="string">
            <text:p>Laubholz</text:p>
          </table:table-cell>
          <table:table-cell office:value-type="float" office:value="46757">
            <text:p>46757</text:p>
          </table:table-cell>
          <table:table-cell office:value-type="float" office:value="73625">
            <text:p>73625</text:p>
          </table:table-cell>
          <table:table-cell office:value-type="float" office:value="135899">
            <text:p>135899</text:p>
          </table:table-cell>
          <table:table-cell office:value-type="float" office:value="268619">
            <text:p>268619</text:p>
          </table:table-cell>
          <table:table-cell office:value-type="string">
            <text:p>Laubholz</text:p>
          </table:table-cell>
          <table:table-cell office:value-type="float" office:value="78715">
            <text:p>78715</text:p>
          </table:table-cell>
          <table:table-cell office:value-type="float" office:value="83466">
            <text:p>83466</text:p>
          </table:table-cell>
          <table:table-cell office:value-type="string">
            <text:p>Laubholz</text:p>
          </table:table-cell>
          <table:table-cell office:value-type="float" office:value="74576">
            <text:p>74576</text:p>
          </table:table-cell>
        </table:table-row>
        <table:table-row table:style-name="ro1">
          <table:table-cell office:value-type="string">
            <text:p>biotische Schäden</text:p>
          </table:table-cell>
          <table:table-cell office:value-type="float" office:value="11028">
            <text:p>11028</text:p>
          </table:table-cell>
          <table:table-cell office:value-type="float" office:value="7331">
            <text:p>7331</text:p>
          </table:table-cell>
          <table:table-cell office:value-type="float" office:value="8536">
            <text:p>8536</text:p>
          </table:table-cell>
          <table:table-cell office:value-type="float" office:value="8067">
            <text:p>8067</text:p>
          </table:table-cell>
          <table:table-cell office:value-type="string">
            <text:p>biotische Schäden</text:p>
          </table:table-cell>
          <table:table-cell office:value-type="float" office:value="8428">
            <text:p>8428</text:p>
          </table:table-cell>
          <table:table-cell office:value-type="float" office:value="12176">
            <text:p>12176</text:p>
          </table:table-cell>
          <table:table-cell office:value-type="string">
            <text:p>biotische Schäden</text:p>
          </table:table-cell>
          <table:table-cell office:value-type="float" office:value="17464">
            <text:p>17464</text:p>
          </table:table-cell>
        </table:table-row>
        <table:table-row table:style-name="ro1">
          <table:table-cell office:value-type="string">
            <text:p>davon Borkenkäfer</text:p>
          </table:table-cell>
          <table:table-cell office:value-type="float" office:value="5501">
            <text:p>5501</text:p>
          </table:table-cell>
          <table:table-cell office:value-type="float" office:value="3486">
            <text:p>3486</text:p>
          </table:table-cell>
          <table:table-cell office:value-type="float" office:value="3254">
            <text:p>3254</text:p>
          </table:table-cell>
          <table:table-cell office:value-type="float" office:value="952">
            <text:p>952</text:p>
          </table:table-cell>
          <table:table-cell office:value-type="string">
            <text:p>davon Borkenkäfer</text:p>
          </table:table-cell>
          <table:table-cell office:value-type="float" office:value="1026">
            <text:p>1026</text:p>
          </table:table-cell>
          <table:table-cell office:value-type="float" office:value="1352">
            <text:p>1352</text:p>
          </table:table-cell>
          <table:table-cell office:value-type="string">
            <text:p>davon Borkenkäfer</text:p>
          </table:table-cell>
          <table:table-cell office:value-type="float" office:value="1943">
            <text:p>1943</text:p>
          </table:table-cell>
        </table:table-row>
        <table:table-row table:style-name="ro1">
          <table:table-cell office:value-type="string">
            <text:p>sonstige</text:p>
          </table:table-cell>
          <table:table-cell office:value-type="float" office:value="5527">
            <text:p>5527</text:p>
          </table:table-cell>
          <table:table-cell office:value-type="float" office:value="3845">
            <text:p>3845</text:p>
          </table:table-cell>
          <table:table-cell office:value-type="float" office:value="5281">
            <text:p>5281</text:p>
          </table:table-cell>
          <table:table-cell office:value-type="float" office:value="7115">
            <text:p>7115</text:p>
          </table:table-cell>
          <table:table-cell office:value-type="string">
            <text:p>sonstige</text:p>
          </table:table-cell>
          <table:table-cell office:value-type="float" office:value="7401">
            <text:p>7401</text:p>
          </table:table-cell>
          <table:table-cell office:value-type="float" office:value="10824">
            <text:p>10824</text:p>
          </table:table-cell>
          <table:table-cell office:value-type="string">
            <text:p>sonstige</text:p>
          </table:table-cell>
          <table:table-cell office:value-type="float" office:value="15521">
            <text:p>15521</text:p>
          </table:table-cell>
        </table:table-row>
        <table:table-row table:style-name="ro1">
          <table:table-cell office:value-type="string">
            <text:p>abiotische Schäden</text:p>
          </table:table-cell>
          <table:table-cell office:value-type="float" office:value="35729">
            <text:p>35729</text:p>
          </table:table-cell>
          <table:table-cell office:value-type="float" office:value="66294">
            <text:p>66294</text:p>
          </table:table-cell>
          <table:table-cell office:value-type="float" office:value="127364">
            <text:p>127364</text:p>
          </table:table-cell>
          <table:table-cell office:value-type="float" office:value="260552">
            <text:p>260552</text:p>
          </table:table-cell>
          <table:table-cell office:value-type="string">
            <text:p>abiotische Schäden</text:p>
          </table:table-cell>
          <table:table-cell office:value-type="float" office:value="70287">
            <text:p>70287</text:p>
          </table:table-cell>
          <table:table-cell office:value-type="float" office:value="71290">
            <text:p>71290</text:p>
          </table:table-cell>
          <table:table-cell office:value-type="string">
            <text:p>abiotische Schäden</text:p>
          </table:table-cell>
          <table:table-cell office:value-type="float" office:value="57112">
            <text:p>57112</text:p>
          </table:table-cell>
        </table:table-row>
        <table:table-row table:style-name="ro1">
          <table:table-cell office:value-type="string">
            <text:p>davon Sturm</text:p>
          </table:table-cell>
          <table:table-cell office:value-type="float" office:value="28042">
            <text:p>28042</text:p>
          </table:table-cell>
          <table:table-cell office:value-type="float" office:value="55227">
            <text:p>55227</text:p>
          </table:table-cell>
          <table:table-cell office:value-type="float" office:value="96203">
            <text:p>96203</text:p>
          </table:table-cell>
          <table:table-cell office:value-type="float" office:value="243472">
            <text:p>243472</text:p>
          </table:table-cell>
          <table:table-cell office:value-type="string">
            <text:p>davon Sturm</text:p>
          </table:table-cell>
          <table:table-cell office:value-type="float" office:value="59455">
            <text:p>59455</text:p>
          </table:table-cell>
          <table:table-cell office:value-type="float" office:value="60850">
            <text:p>60850</text:p>
          </table:table-cell>
          <table:table-cell office:value-type="string">
            <text:p>davon Sturm</text:p>
          </table:table-cell>
          <table:table-cell office:value-type="float" office:value="41772">
            <text:p>41772</text:p>
          </table:table-cell>
        </table:table-row>
        <table:table-row table:style-name="ro1">
          <table:table-cell office:value-type="string">
            <text:p>sonstige</text:p>
          </table:table-cell>
          <table:table-cell office:value-type="float" office:value="7687">
            <text:p>7687</text:p>
          </table:table-cell>
          <table:table-cell office:value-type="float" office:value="11067">
            <text:p>11067</text:p>
          </table:table-cell>
          <table:table-cell office:value-type="float" office:value="31161">
            <text:p>31161</text:p>
          </table:table-cell>
          <table:table-cell office:value-type="float" office:value="17079">
            <text:p>17079</text:p>
          </table:table-cell>
          <table:table-cell office:value-type="string">
            <text:p>sonstige</text:p>
          </table:table-cell>
          <table:table-cell office:value-type="float" office:value="10832">
            <text:p>10832</text:p>
          </table:table-cell>
          <table:table-cell office:value-type="float" office:value="10440">
            <text:p>10440</text:p>
          </table:table-cell>
          <table:table-cell office:value-type="string">
            <text:p>sonstige</text:p>
          </table:table-cell>
          <table:table-cell office:value-type="float" office:value="15339">
            <text:p>15339</text:p>
          </table:table-cell>
        </table:table-row>
        <table:table-row table:style-name="ro1">
          <table:table-cell office:value-type="string">
            <text:p>VORNUTZUNG</text:p>
          </table:table-cell>
          <table:table-cell office:value-type="float" office:value="1737433">
            <text:p>1737433</text:p>
          </table:table-cell>
          <table:table-cell office:value-type="float" office:value="1457475">
            <text:p>1457475</text:p>
          </table:table-cell>
          <table:table-cell office:value-type="float" office:value="1245133">
            <text:p>1245133</text:p>
          </table:table-cell>
          <table:table-cell office:value-type="float" office:value="1118344">
            <text:p>1118344</text:p>
          </table:table-cell>
          <table:table-cell office:value-type="string">
            <text:p>VORNUTZUNG</text:p>
          </table:table-cell>
          <table:table-cell office:value-type="float" office:value="1389151">
            <text:p>1389151</text:p>
          </table:table-cell>
          <table:table-cell office:value-type="float" office:value="1516701">
            <text:p>1516701</text:p>
          </table:table-cell>
          <table:table-cell office:value-type="string">
            <text:p>VORNUTZUNG</text:p>
          </table:table-cell>
          <table:table-cell office:value-type="float" office:value="1537715">
            <text:p>1537715</text:p>
          </table:table-cell>
        </table:table-row>
        <table:table-row table:style-name="ro1">
          <table:table-cell office:value-type="string">
            <text:p>Nadelholz</text:p>
          </table:table-cell>
          <table:table-cell office:value-type="float" office:value="1585148">
            <text:p>1585148</text:p>
          </table:table-cell>
          <table:table-cell office:value-type="float" office:value="1314003">
            <text:p>1314003</text:p>
          </table:table-cell>
          <table:table-cell office:value-type="float" office:value="1097008">
            <text:p>1097008</text:p>
          </table:table-cell>
          <table:table-cell office:value-type="float" office:value="968017">
            <text:p>968017</text:p>
          </table:table-cell>
          <table:table-cell office:value-type="string">
            <text:p>Nadelholz</text:p>
          </table:table-cell>
          <table:table-cell office:value-type="float" office:value="1205644">
            <text:p>1205644</text:p>
          </table:table-cell>
          <table:table-cell office:value-type="float" office:value="1309938">
            <text:p>1309938</text:p>
          </table:table-cell>
          <table:table-cell office:value-type="string">
            <text:p>Nadelholz</text:p>
          </table:table-cell>
          <table:table-cell office:value-type="float" office:value="1340149">
            <text:p>1340149</text:p>
          </table:table-cell>
        </table:table-row>
        <table:table-row table:style-name="ro1">
          <table:table-cell office:value-type="string">
            <text:p>Laubholz</text:p>
          </table:table-cell>
          <table:table-cell office:value-type="float" office:value="152286">
            <text:p>152286</text:p>
          </table:table-cell>
          <table:table-cell office:value-type="float" office:value="143472">
            <text:p>143472</text:p>
          </table:table-cell>
          <table:table-cell office:value-type="float" office:value="148126">
            <text:p>148126</text:p>
          </table:table-cell>
          <table:table-cell office:value-type="float" office:value="150327">
            <text:p>150327</text:p>
          </table:table-cell>
          <table:table-cell office:value-type="string">
            <text:p>Laubholz</text:p>
          </table:table-cell>
          <table:table-cell office:value-type="float" office:value="183507">
            <text:p>183507</text:p>
          </table:table-cell>
          <table:table-cell office:value-type="float" office:value="206764">
            <text:p>206764</text:p>
          </table:table-cell>
          <table:table-cell office:value-type="string">
            <text:p>Laubholz</text:p>
          </table:table-cell>
          <table:table-cell office:value-type="float" office:value="197566">
            <text:p>197566</text:p>
          </table:table-cell>
        </table:table-row>
        <table:table-row table:style-name="ro1">
          <table:table-cell office:value-type="string">
            <text:p>FREMDWERBUNG</text:p>
          </table:table-cell>
          <table:table-cell office:value-type="float" office:value="2405392">
            <text:p>2405392</text:p>
          </table:table-cell>
          <table:table-cell office:value-type="float" office:value="2577303">
            <text:p>2577303</text:p>
          </table:table-cell>
          <table:table-cell office:value-type="float" office:value="2305078">
            <text:p>2305078</text:p>
          </table:table-cell>
          <table:table-cell office:value-type="float" office:value="3240661">
            <text:p>3240661</text:p>
          </table:table-cell>
          <table:table-cell office:value-type="string">
            <text:p>FREMDWERBUNG</text:p>
          </table:table-cell>
          <table:table-cell office:value-type="float" office:value="1980124">
            <text:p>1980124</text:p>
          </table:table-cell>
          <table:table-cell office:value-type="float" office:value="1760639">
            <text:p>1760639</text:p>
          </table:table-cell>
          <table:table-cell office:value-type="string">
            <text:p>FREMDWERBUNG</text:p>
          </table:table-cell>
          <table:table-cell office:value-type="float" office:value="2154271">
            <text:p>2154271</text:p>
          </table:table-cell>
        </table:table-row>
        <table:table-row table:style-name="ro1">
          <table:table-cell office:value-type="string">
            <text:p>Nadelholz</text:p>
          </table:table-cell>
          <table:table-cell office:value-type="float" office:value="2289756">
            <text:p>2289756</text:p>
          </table:table-cell>
          <table:table-cell office:value-type="float" office:value="2500615">
            <text:p>2500615</text:p>
          </table:table-cell>
          <table:table-cell office:value-type="float" office:value="2212931">
            <text:p>2212931</text:p>
          </table:table-cell>
          <table:table-cell office:value-type="float" office:value="3161186">
            <text:p>3161186</text:p>
          </table:table-cell>
          <table:table-cell office:value-type="string">
            <text:p>Nadelholz</text:p>
          </table:table-cell>
          <table:table-cell office:value-type="float" office:value="1925845">
            <text:p>1925845</text:p>
          </table:table-cell>
          <table:table-cell office:value-type="float" office:value="1696571">
            <text:p>1696571</text:p>
          </table:table-cell>
          <table:table-cell office:value-type="string">
            <text:p>Nadelholz</text:p>
          </table:table-cell>
          <table:table-cell office:value-type="float" office:value="2081971">
            <text:p>2081971</text:p>
          </table:table-cell>
        </table:table-row>
        <table:table-row table:style-name="ro1">
          <table:table-cell office:value-type="string">
            <text:p>Unternehmer aus dem EU-Ausland</text:p>
          </table:table-cell>
          <table:table-cell office:value-type="float" office:value="19164">
            <text:p>19164</text:p>
          </table:table-cell>
          <table:table-cell office:value-type="float" office:value="16318">
            <text:p>16318</text:p>
          </table:table-cell>
          <table:table-cell office:value-type="float" office:value="28957">
            <text:p>28957</text:p>
          </table:table-cell>
          <table:table-cell office:value-type="float" office:value="15514">
            <text:p>15514</text:p>
          </table:table-cell>
          <table:table-cell office:value-type="string">
            <text:p>Unternehmer aus dem EU-Ausland</text:p>
          </table:table-cell>
          <table:table-cell office:value-type="float" office:value="14810">
            <text:p>14810</text:p>
          </table:table-cell>
          <table:table-cell office:value-type="float" office:value="16650">
            <text:p>16650</text:p>
          </table:table-cell>
          <table:table-cell office:value-type="string">
            <text:p>Unternehmer aus dem EU-Ausland</text:p>
          </table:table-cell>
          <table:table-cell office:value-type="float" office:value="28216">
            <text:p>28216</text:p>
          </table:table-cell>
        </table:table-row>
        <table:table-row table:style-name="ro1">
          <table:table-cell office:value-type="string">
            <text:p>Unternehmer aus dem Nicht-EU-Ausland</text:p>
          </table:table-cell>
          <table:table-cell office:value-type="float" office:value="61759">
            <text:p>61759</text:p>
          </table:table-cell>
          <table:table-cell office:value-type="float" office:value="21953">
            <text:p>21953</text:p>
          </table:table-cell>
          <table:table-cell office:value-type="float" office:value="4211">
            <text:p>4211</text:p>
          </table:table-cell>
          <table:table-cell office:value-type="float" office:value="20327">
            <text:p>20327</text:p>
          </table:table-cell>
          <table:table-cell office:value-type="string">
            <text:p>Unternehmer aus dem Nicht-EU-Ausland</text:p>
          </table:table-cell>
          <table:table-cell office:value-type="float" office:value="690">
            <text:p>690</text:p>
          </table:table-cell>
          <table:table-cell office:value-type="float" office:value="45991">
            <text:p>45991</text:p>
          </table:table-cell>
          <table:table-cell office:value-type="string">
            <text:p>Unternehmer aus dem Nicht-EU-Ausland</text:p>
          </table:table-cell>
          <table:table-cell office:value-type="float" office:value="141752">
            <text:p>141752</text:p>
          </table:table-cell>
        </table:table-row>
        <table:table-row table:style-name="ro1">
          <table:table-cell office:value-type="string">
            <text:p>Laubholz</text:p>
          </table:table-cell>
          <table:table-cell office:value-type="float" office:value="115636">
            <text:p>115636</text:p>
          </table:table-cell>
          <table:table-cell office:value-type="float" office:value="76688">
            <text:p>76688</text:p>
          </table:table-cell>
          <table:table-cell office:value-type="float" office:value="92147">
            <text:p>92147</text:p>
          </table:table-cell>
          <table:table-cell office:value-type="float" office:value="79475">
            <text:p>79475</text:p>
          </table:table-cell>
          <table:table-cell office:value-type="string">
            <text:p>Laubholz</text:p>
          </table:table-cell>
          <table:table-cell office:value-type="float" office:value="54278">
            <text:p>54278</text:p>
          </table:table-cell>
          <table:table-cell office:value-type="float" office:value="64068">
            <text:p>64068</text:p>
          </table:table-cell>
          <table:table-cell office:value-type="string">
            <text:p>Laubholz</text:p>
          </table:table-cell>
          <table:table-cell office:value-type="float" office:value="72300">
            <text:p>72300</text:p>
          </table:table-cell>
        </table:table-row>
        <table:table-row table:style-name="ro1">
          <table:table-cell office:value-type="string">
            <text:p>Unternehmer aus dem EU-Ausland</text:p>
          </table:table-cell>
          <table:table-cell table:number-columns-repeated="2" office:value-type="float" office:value="0">
            <text:p>0</text:p>
          </table:table-cell>
          <table:table-cell office:value-type="float" office:value="280">
            <text:p>280</text:p>
          </table:table-cell>
          <table:table-cell office:value-type="float" office:value="90">
            <text:p>90</text:p>
          </table:table-cell>
          <table:table-cell office:value-type="string">
            <text:p>Unternehmer aus dem EU-Ausland</text:p>
          </table:table-cell>
          <table:table-cell office:value-type="float" office:value="0">
            <text:p>0</text:p>
          </table:table-cell>
          <table:table-cell office:value-type="float" office:value="430">
            <text:p>430</text:p>
          </table:table-cell>
          <table:table-cell office:value-type="string">
            <text:p>Unternehmer aus dem EU-Ausland</text:p>
          </table:table-cell>
          <table:table-cell office:value-type="float" office:value="3152">
            <text:p>3152</text:p>
          </table:table-cell>
        </table:table-row>
        <table:table-row table:style-name="ro1">
          <table:table-cell office:value-type="string">
            <text:p>Unternehmer aus dem Nicht-EU-Ausland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Unternehmer aus dem Nicht-EU-Ausland</text:p>
          </table:table-cell>
          <table:table-cell office:value-type="float" office:value="0">
            <text:p>0</text:p>
          </table:table-cell>
          <table:table-cell office:value-type="float" office:value="808">
            <text:p>808</text:p>
          </table:table-cell>
          <table:table-cell office:value-type="string">
            <text:p>Unternehmer aus dem Nicht-EU-Ausland</text:p>
          </table:table-cell>
          <table:table-cell office:value-type="float" office:value="241">
            <text:p>241</text:p>
          </table:table-cell>
        </table:table-row>
        <table:table-row table:style-name="ro1">
          <table:table-cell office:value-type="string">
            <text:p>HOLZVERWENDUNG (IN EFM O. R.)</text:p>
          </table:table-cell>
          <table:table-cell table:number-columns-repeated="4"/>
          <table:table-cell office:value-type="string">
            <text:p>HOLZVERWENDUNG (IN EFM O. R.)</text:p>
          </table:table-cell>
          <table:table-cell table:number-columns-repeated="2"/>
          <table:table-cell office:value-type="string">
            <text:p>HOLZVERWENDUNG (IN EFM O. R.)</text:p>
          </table:table-cell>
          <table:table-cell/>
        </table:table-row>
        <table:table-row table:style-name="ro1">
          <table:table-cell office:value-type="string">
            <text:p>VERKAUF</text:p>
          </table:table-cell>
          <table:table-cell office:value-type="float" office:value="4270568">
            <text:p>4270568</text:p>
          </table:table-cell>
          <table:table-cell office:value-type="float" office:value="4279260">
            <text:p>4279260</text:p>
          </table:table-cell>
          <table:table-cell office:value-type="float" office:value="3932091">
            <text:p>3932091</text:p>
          </table:table-cell>
          <table:table-cell office:value-type="float" office:value="6366800">
            <text:p>6366800</text:p>
          </table:table-cell>
          <table:table-cell office:value-type="string">
            <text:p>VERKAUF</text:p>
          </table:table-cell>
          <table:table-cell office:value-type="float" office:value="4178021">
            <text:p>4178021</text:p>
          </table:table-cell>
          <table:table-cell office:value-type="float" office:value="4038891">
            <text:p>4038891</text:p>
          </table:table-cell>
          <table:table-cell office:value-type="string">
            <text:p>VERKAUF</text:p>
          </table:table-cell>
          <table:table-cell office:value-type="float" office:value="3730709">
            <text:p>3730709</text:p>
          </table:table-cell>
        </table:table-row>
        <table:table-row table:style-name="ro1">
          <table:table-cell office:value-type="string">
            <text:p>Nadelholz</text:p>
          </table:table-cell>
          <table:table-cell office:value-type="float" office:value="4078838">
            <text:p>4078838</text:p>
          </table:table-cell>
          <table:table-cell office:value-type="float" office:value="4108012">
            <text:p>4108012</text:p>
          </table:table-cell>
          <table:table-cell office:value-type="float" office:value="3749850">
            <text:p>3749850</text:p>
          </table:table-cell>
          <table:table-cell office:value-type="float" office:value="6097592">
            <text:p>6097592</text:p>
          </table:table-cell>
          <table:table-cell office:value-type="string">
            <text:p>Nadelholz</text:p>
          </table:table-cell>
          <table:table-cell office:value-type="float" office:value="4001892">
            <text:p>4001892</text:p>
          </table:table-cell>
          <table:table-cell office:value-type="float" office:value="3868404">
            <text:p>3868404</text:p>
          </table:table-cell>
          <table:table-cell office:value-type="string">
            <text:p>Nadelholz</text:p>
          </table:table-cell>
          <table:table-cell office:value-type="float" office:value="3581168">
            <text:p>3581168</text:p>
          </table:table-cell>
        </table:table-row>
        <table:table-row table:style-name="ro1">
          <table:table-cell office:value-type="string">
            <text:p>Sägerundholz</text:p>
          </table:table-cell>
          <table:table-cell office:value-type="float" office:value="2794637">
            <text:p>2794637</text:p>
          </table:table-cell>
          <table:table-cell office:value-type="float" office:value="2894369">
            <text:p>2894369</text:p>
          </table:table-cell>
          <table:table-cell office:value-type="float" office:value="2569624">
            <text:p>2569624</text:p>
          </table:table-cell>
          <table:table-cell office:value-type="float" office:value="4573389">
            <text:p>4573389</text:p>
          </table:table-cell>
          <table:table-cell office:value-type="string">
            <text:p>Sägerundholz</text:p>
          </table:table-cell>
          <table:table-cell office:value-type="float" office:value="3058483">
            <text:p>3058483</text:p>
          </table:table-cell>
          <table:table-cell office:value-type="float" office:value="2943721">
            <text:p>2943721</text:p>
          </table:table-cell>
          <table:table-cell office:value-type="string">
            <text:p>Laubholz</text:p>
          </table:table-cell>
          <table:table-cell office:value-type="float" office:value="149542">
            <text:p>149542</text:p>
          </table:table-cell>
        </table:table-row>
        <table:table-row table:style-name="ro1">
          <table:table-cell office:value-type="string">
            <text:p>Energieholz</text:p>
          </table:table-cell>
          <table:table-cell office:value-type="float" office:value="255841">
            <text:p>255841</text:p>
          </table:table-cell>
          <table:table-cell office:value-type="float" office:value="194525">
            <text:p>194525</text:p>
          </table:table-cell>
          <table:table-cell office:value-type="float" office:value="177006">
            <text:p>177006</text:p>
          </table:table-cell>
          <table:table-cell office:value-type="float" office:value="258809">
            <text:p>258809</text:p>
          </table:table-cell>
          <table:table-cell office:value-type="string">
            <text:p>Energieholz</text:p>
          </table:table-cell>
          <table:table-cell office:value-type="float" office:value="157694">
            <text:p>157694</text:p>
          </table:table-cell>
          <table:table-cell office:value-type="float" office:value="151224">
            <text:p>151224</text:p>
          </table:table-cell>
          <table:table-cell office:value-type="string">
            <text:p>EIGENVERBRAUCH</text:p>
          </table:table-cell>
          <table:table-cell office:value-type="float" office:value="856456">
            <text:p>856456</text:p>
          </table:table-cell>
        </table:table-row>
        <table:table-row table:style-name="ro1">
          <table:table-cell office:value-type="string">
            <text:p>Industrieholz</text:p>
          </table:table-cell>
          <table:table-cell office:value-type="float" office:value="1028359">
            <text:p>1028359</text:p>
          </table:table-cell>
          <table:table-cell office:value-type="float" office:value="1019118">
            <text:p>1019118</text:p>
          </table:table-cell>
          <table:table-cell office:value-type="float" office:value="1003221">
            <text:p>1003221</text:p>
          </table:table-cell>
          <table:table-cell office:value-type="float" office:value="1265394">
            <text:p>1265394</text:p>
          </table:table-cell>
          <table:table-cell office:value-type="string">
            <text:p>Industrieholz</text:p>
          </table:table-cell>
          <table:table-cell office:value-type="float" office:value="785714">
            <text:p>785714</text:p>
          </table:table-cell>
          <table:table-cell office:value-type="float" office:value="773459">
            <text:p>773459</text:p>
          </table:table-cell>
          <table:table-cell office:value-type="string">
            <text:p>Nadelholz</text:p>
          </table:table-cell>
          <table:table-cell office:value-type="float" office:value="559477">
            <text:p>559477</text:p>
          </table:table-cell>
        </table:table-row>
        <table:table-row table:style-name="ro1">
          <table:table-cell office:value-type="string">
            <text:p>Laubholz</text:p>
          </table:table-cell>
          <table:table-cell office:value-type="float" office:value="191730">
            <text:p>191730</text:p>
          </table:table-cell>
          <table:table-cell office:value-type="float" office:value="171247">
            <text:p>171247</text:p>
          </table:table-cell>
          <table:table-cell office:value-type="float" office:value="182241">
            <text:p>182241</text:p>
          </table:table-cell>
          <table:table-cell office:value-type="float" office:value="269209">
            <text:p>269209</text:p>
          </table:table-cell>
          <table:table-cell office:value-type="string">
            <text:p>Laubholz</text:p>
          </table:table-cell>
          <table:table-cell office:value-type="float" office:value="176129">
            <text:p>176129</text:p>
          </table:table-cell>
          <table:table-cell office:value-type="float" office:value="170487">
            <text:p>170487</text:p>
          </table:table-cell>
          <table:table-cell office:value-type="string">
            <text:p>Laubholz</text:p>
          </table:table-cell>
          <table:table-cell office:value-type="float" office:value="296979">
            <text:p>296979</text:p>
          </table:table-cell>
        </table:table-row>
        <table:table-row table:style-name="ro1">
          <table:table-cell office:value-type="string">
            <text:p>Sägerundholz</text:p>
          </table:table-cell>
          <table:table-cell office:value-type="float" office:value="36772">
            <text:p>36772</text:p>
          </table:table-cell>
          <table:table-cell office:value-type="float" office:value="41898">
            <text:p>41898</text:p>
          </table:table-cell>
          <table:table-cell office:value-type="float" office:value="36113">
            <text:p>36113</text:p>
          </table:table-cell>
          <table:table-cell office:value-type="float" office:value="57962">
            <text:p>57962</text:p>
          </table:table-cell>
          <table:table-cell office:value-type="string">
            <text:p>Sägerundholz</text:p>
          </table:table-cell>
          <table:table-cell office:value-type="float" office:value="62407">
            <text:p>62407</text:p>
          </table:table-cell>
          <table:table-cell office:value-type="float" office:value="58005">
            <text:p>58005</text:p>
          </table:table-cell>
          <table:table-cell office:value-type="string">
            <text:p>GEWÄHRTE HOLZBEZUGSRECHTE</text:p>
          </table:table-cell>
          <table:table-cell office:value-type="float" office:value="42854">
            <text:p>42854</text:p>
          </table:table-cell>
        </table:table-row>
        <table:table-row table:style-name="ro1">
          <table:table-cell office:value-type="string">
            <text:p>Energieholz</text:p>
          </table:table-cell>
          <table:table-cell office:value-type="float" office:value="103842">
            <text:p>103842</text:p>
          </table:table-cell>
          <table:table-cell office:value-type="float" office:value="80593">
            <text:p>80593</text:p>
          </table:table-cell>
          <table:table-cell office:value-type="float" office:value="83552">
            <text:p>83552</text:p>
          </table:table-cell>
          <table:table-cell office:value-type="float" office:value="93648">
            <text:p>93648</text:p>
          </table:table-cell>
          <table:table-cell office:value-type="string">
            <text:p>Energieholz</text:p>
          </table:table-cell>
          <table:table-cell office:value-type="float" office:value="57003">
            <text:p>57003</text:p>
          </table:table-cell>
          <table:table-cell office:value-type="float" office:value="74694">
            <text:p>74694</text:p>
          </table:table-cell>
          <table:table-cell office:value-type="string">
            <text:p>Nadelholz</text:p>
          </table:table-cell>
          <table:table-cell office:value-type="float" office:value="38056">
            <text:p>38056</text:p>
          </table:table-cell>
        </table:table-row>
        <table:table-row table:style-name="ro1">
          <table:table-cell office:value-type="string">
            <text:p>Industrieholz</text:p>
          </table:table-cell>
          <table:table-cell office:value-type="float" office:value="51116">
            <text:p>51116</text:p>
          </table:table-cell>
          <table:table-cell office:value-type="float" office:value="48756">
            <text:p>48756</text:p>
          </table:table-cell>
          <table:table-cell office:value-type="float" office:value="62576">
            <text:p>62576</text:p>
          </table:table-cell>
          <table:table-cell office:value-type="float" office:value="117598">
            <text:p>117598</text:p>
          </table:table-cell>
          <table:table-cell office:value-type="string">
            <text:p>Industrieholz</text:p>
          </table:table-cell>
          <table:table-cell office:value-type="float" office:value="56719">
            <text:p>56719</text:p>
          </table:table-cell>
          <table:table-cell office:value-type="float" office:value="37788">
            <text:p>37788</text:p>
          </table:table-cell>
          <table:table-cell office:value-type="string">
            <text:p>Laubholz</text:p>
          </table:table-cell>
          <table:table-cell office:value-type="float" office:value="4798">
            <text:p>4798</text:p>
          </table:table-cell>
        </table:table-row>
        <table:table-row table:style-name="ro1">
          <table:table-cell office:value-type="string">
            <text:p>EIGENVERBRAUCH</text:p>
          </table:table-cell>
          <table:table-cell office:value-type="float" office:value="704063">
            <text:p>704063</text:p>
          </table:table-cell>
          <table:table-cell office:value-type="float" office:value="671203">
            <text:p>671203</text:p>
          </table:table-cell>
          <table:table-cell office:value-type="float" office:value="705637">
            <text:p>705637</text:p>
          </table:table-cell>
          <table:table-cell office:value-type="float" office:value="915582">
            <text:p>915582</text:p>
          </table:table-cell>
          <table:table-cell office:value-type="string">
            <text:p>EIGENVERBRAUCH</text:p>
          </table:table-cell>
          <table:table-cell office:value-type="float" office:value="792307">
            <text:p>792307</text:p>
          </table:table-cell>
          <table:table-cell office:value-type="float" office:value="887184">
            <text:p>887184</text:p>
          </table:table-cell>
          <table:table-cell office:value-type="string">
            <text:p>BRINGUNGSWESEN (IN EFM O. R.)</text:p>
          </table:table-cell>
          <table:table-cell/>
        </table:table-row>
        <table:table-row table:style-name="ro1">
          <table:table-cell office:value-type="string">
            <text:p>Nadelholz</text:p>
          </table:table-cell>
          <table:table-cell office:value-type="float" office:value="419618">
            <text:p>419618</text:p>
          </table:table-cell>
          <table:table-cell office:value-type="float" office:value="437823">
            <text:p>437823</text:p>
          </table:table-cell>
          <table:table-cell office:value-type="float" office:value="451553">
            <text:p>451553</text:p>
          </table:table-cell>
          <table:table-cell office:value-type="float" office:value="587862">
            <text:p>587862</text:p>
          </table:table-cell>
          <table:table-cell office:value-type="string">
            <text:p>Nadelholz</text:p>
          </table:table-cell>
          <table:table-cell office:value-type="float" office:value="496489">
            <text:p>496489</text:p>
          </table:table-cell>
          <table:table-cell office:value-type="float" office:value="542331">
            <text:p>542331</text:p>
          </table:table-cell>
          <table:table-cell office:value-type="string">
            <text:p>Bodenzug von Hand</text:p>
          </table:table-cell>
          <table:table-cell office:value-type="float" office:value="193097">
            <text:p>193097</text:p>
          </table:table-cell>
        </table:table-row>
        <table:table-row table:style-name="ro1">
          <table:table-cell office:value-type="string">
            <text:p>Nutzholz</text:p>
          </table:table-cell>
          <table:table-cell office:value-type="float" office:value="29025">
            <text:p>29025</text:p>
          </table:table-cell>
          <table:table-cell office:value-type="float" office:value="45892">
            <text:p>45892</text:p>
          </table:table-cell>
          <table:table-cell office:value-type="float" office:value="47982">
            <text:p>47982</text:p>
          </table:table-cell>
          <table:table-cell office:value-type="float" office:value="102364">
            <text:p>102364</text:p>
          </table:table-cell>
          <table:table-cell office:value-type="string">
            <text:p>Nutzholz</text:p>
          </table:table-cell>
          <table:table-cell office:value-type="float" office:value="64048">
            <text:p>64048</text:p>
          </table:table-cell>
          <table:table-cell office:value-type="float" office:value="69261">
            <text:p>69261</text:p>
          </table:table-cell>
          <table:table-cell office:value-type="string">
            <text:p>Bodenzug mit Zugtier</text:p>
          </table:table-cell>
          <table:table-cell office:value-type="float" office:value="50035">
            <text:p>50035</text:p>
          </table:table-cell>
        </table:table-row>
        <table:table-row table:style-name="ro1">
          <table:table-cell office:value-type="string">
            <text:p>Energieholz</text:p>
          </table:table-cell>
          <table:table-cell office:value-type="float" office:value="390593">
            <text:p>390593</text:p>
          </table:table-cell>
          <table:table-cell office:value-type="float" office:value="391931">
            <text:p>391931</text:p>
          </table:table-cell>
          <table:table-cell office:value-type="float" office:value="403572">
            <text:p>403572</text:p>
          </table:table-cell>
          <table:table-cell office:value-type="float" office:value="485498">
            <text:p>485498</text:p>
          </table:table-cell>
          <table:table-cell office:value-type="string">
            <text:p>Energieholz</text:p>
          </table:table-cell>
          <table:table-cell office:value-type="float" office:value="432441">
            <text:p>432441</text:p>
          </table:table-cell>
          <table:table-cell office:value-type="float" office:value="473070">
            <text:p>473070</text:p>
          </table:table-cell>
          <table:table-cell office:value-type="string">
            <text:p>Bodenzug maschinell</text:p>
          </table:table-cell>
          <table:table-cell office:value-type="float" office:value="2859603">
            <text:p>2859603</text:p>
          </table:table-cell>
        </table:table-row>
        <table:table-row table:style-name="ro1">
          <table:table-cell office:value-type="string">
            <text:p>Laubholz</text:p>
          </table:table-cell>
          <table:table-cell office:value-type="float" office:value="284445">
            <text:p>284445</text:p>
          </table:table-cell>
          <table:table-cell office:value-type="float" office:value="233379">
            <text:p>233379</text:p>
          </table:table-cell>
          <table:table-cell office:value-type="float" office:value="254083">
            <text:p>254083</text:p>
          </table:table-cell>
          <table:table-cell office:value-type="float" office:value="327720">
            <text:p>327720</text:p>
          </table:table-cell>
          <table:table-cell office:value-type="string">
            <text:p>Laubholz</text:p>
          </table:table-cell>
          <table:table-cell office:value-type="float" office:value="295817">
            <text:p>295817</text:p>
          </table:table-cell>
          <table:table-cell office:value-type="float" office:value="344853">
            <text:p>344853</text:p>
          </table:table-cell>
          <table:table-cell office:value-type="string">
            <text:p>Seilgerät</text:p>
          </table:table-cell>
          <table:table-cell office:value-type="float" office:value="1115747">
            <text:p>1115747</text:p>
          </table:table-cell>
        </table:table-row>
        <table:table-row table:style-name="ro1">
          <table:table-cell office:value-type="string">
            <text:p>Nutzholz</text:p>
          </table:table-cell>
          <table:table-cell office:value-type="float" office:value="4500">
            <text:p>4500</text:p>
          </table:table-cell>
          <table:table-cell office:value-type="float" office:value="377">
            <text:p>377</text:p>
          </table:table-cell>
          <table:table-cell office:value-type="float" office:value="9251">
            <text:p>9251</text:p>
          </table:table-cell>
          <table:table-cell office:value-type="float" office:value="9175">
            <text:p>9175</text:p>
          </table:table-cell>
          <table:table-cell office:value-type="string">
            <text:p>Nutzholz</text:p>
          </table:table-cell>
          <table:table-cell office:value-type="float" office:value="6542">
            <text:p>6542</text:p>
          </table:table-cell>
          <table:table-cell office:value-type="float" office:value="13479">
            <text:p>13479</text:p>
          </table:table-cell>
          <table:table-cell office:value-type="string">
            <text:p>Sortimentschlepper (Forwarder)</text:p>
          </table:table-cell>
          <table:table-cell office:value-type="float" office:value="649619">
            <text:p>649619</text:p>
          </table:table-cell>
        </table:table-row>
        <table:table-row table:style-name="ro1">
          <table:table-cell office:value-type="string">
            <text:p>Energieholz</text:p>
          </table:table-cell>
          <table:table-cell office:value-type="float" office:value="279945">
            <text:p>279945</text:p>
          </table:table-cell>
          <table:table-cell office:value-type="float" office:value="233003">
            <text:p>233003</text:p>
          </table:table-cell>
          <table:table-cell office:value-type="float" office:value="244833">
            <text:p>244833</text:p>
          </table:table-cell>
          <table:table-cell office:value-type="float" office:value="318545">
            <text:p>318545</text:p>
          </table:table-cell>
          <table:table-cell office:value-type="string">
            <text:p>Energieholz</text:p>
          </table:table-cell>
          <table:table-cell office:value-type="float" office:value="289275">
            <text:p>289275</text:p>
          </table:table-cell>
          <table:table-cell office:value-type="float" office:value="331374">
            <text:p>331374</text:p>
          </table:table-cell>
          <table:table-cell office:value-type="string">
            <text:p>Sonstiges (inkl. Riesen)</text:p>
          </table:table-cell>
          <table:table-cell office:value-type="float" office:value="16916">
            <text:p>16916</text:p>
          </table:table-cell>
        </table:table-row>
        <table:table-row table:style-name="ro1">
          <table:table-cell office:value-type="string">
            <text:p>GEWÄHRTE HOLZBEZUGSRECHTE</text:p>
          </table:table-cell>
          <table:table-cell office:value-type="float" office:value="31375">
            <text:p>31375</text:p>
          </table:table-cell>
          <table:table-cell office:value-type="float" office:value="58216">
            <text:p>58216</text:p>
          </table:table-cell>
          <table:table-cell office:value-type="float" office:value="27339">
            <text:p>27339</text:p>
          </table:table-cell>
          <table:table-cell office:value-type="float" office:value="49099">
            <text:p>49099</text:p>
          </table:table-cell>
          <table:table-cell office:value-type="string">
            <text:p>GEWÄHRTE HOLZBEZUGSRECHTE</text:p>
          </table:table-cell>
          <table:table-cell office:value-type="float" office:value="108418">
            <text:p>108418</text:p>
          </table:table-cell>
          <table:table-cell office:value-type="float" office:value="47195">
            <text:p>47195</text:p>
          </table:table-cell>
          <table:table-cell office:value-type="string">
            <text:p>NUTZUNG DURCH HARVESTER (IN EFM O. R.)</text:p>
          </table:table-cell>
          <table:table-cell/>
        </table:table-row>
        <table:table-row table:style-name="ro1">
          <table:table-cell office:value-type="string">
            <text:p>Nadelholz</text:p>
          </table:table-cell>
          <table:table-cell office:value-type="float" office:value="29532">
            <text:p>29532</text:p>
          </table:table-cell>
          <table:table-cell office:value-type="float" office:value="53715">
            <text:p>53715</text:p>
          </table:table-cell>
          <table:table-cell office:value-type="float" office:value="20699">
            <text:p>20699</text:p>
          </table:table-cell>
          <table:table-cell office:value-type="float" office:value="39837">
            <text:p>39837</text:p>
          </table:table-cell>
          <table:table-cell office:value-type="string">
            <text:p>Nadelholz</text:p>
          </table:table-cell>
          <table:table-cell office:value-type="float" office:value="102971">
            <text:p>102971</text:p>
          </table:table-cell>
          <table:table-cell office:value-type="float" office:value="40705">
            <text:p>40705</text:p>
          </table:table-cell>
          <table:table-cell office:value-type="string">
            <text:p>Nutzung durch Harvester</text:p>
          </table:table-cell>
          <table:table-cell office:value-type="float" office:value="429673">
            <text:p>429673</text:p>
          </table:table-cell>
        </table:table-row>
        <table:table-row table:style-name="ro1">
          <table:table-cell office:value-type="string">
            <text:p>Laubholz</text:p>
          </table:table-cell>
          <table:table-cell office:value-type="float" office:value="1843">
            <text:p>1843</text:p>
          </table:table-cell>
          <table:table-cell office:value-type="float" office:value="4501">
            <text:p>4501</text:p>
          </table:table-cell>
          <table:table-cell office:value-type="float" office:value="6640">
            <text:p>6640</text:p>
          </table:table-cell>
          <table:table-cell office:value-type="float" office:value="9262">
            <text:p>9262</text:p>
          </table:table-cell>
          <table:table-cell office:value-type="string">
            <text:p>Laubholz</text:p>
          </table:table-cell>
          <table:table-cell office:value-type="float" office:value="5446">
            <text:p>5446</text:p>
          </table:table-cell>
          <table:table-cell office:value-type="float" office:value="6489">
            <text:p>6489</text:p>
          </table:table-cell>
          <table:table-cell office:value-type="string">
            <text:p>FLÄCHEN DER NUTZUNG (IN HA)</text:p>
          </table:table-cell>
          <table:table-cell/>
        </table:table-row>
        <table:table-row table:style-name="ro1">
          <table:table-cell office:value-type="string">
            <text:p>BRINGUNGSWESEN (IN EFM O. R.)</text:p>
          </table:table-cell>
          <table:table-cell table:number-columns-repeated="4"/>
          <table:table-cell office:value-type="string">
            <text:p>BRINGUNGSWESEN (IN EFM O. R.)</text:p>
          </table:table-cell>
          <table:table-cell table:number-columns-repeated="2"/>
          <table:table-cell office:value-type="string">
            <text:p>Kahlschlag insgesamt</text:p>
          </table:table-cell>
          <table:table-cell office:value-type="float" office:value="6371">
            <text:p>6371</text:p>
          </table:table-cell>
        </table:table-row>
        <table:table-row table:style-name="ro1">
          <table:table-cell office:value-type="string">
            <text:p>Bodenzug (*)</text:p>
          </table:table-cell>
          <table:table-cell office:value-type="float" office:value="2645512">
            <text:p>2645512</text:p>
          </table:table-cell>
          <table:table-cell office:value-type="float" office:value="2775106">
            <text:p>2775106</text:p>
          </table:table-cell>
          <table:table-cell office:value-type="float" office:value="2638815">
            <text:p>2638815</text:p>
          </table:table-cell>
          <table:table-cell office:value-type="float" office:value="3750134">
            <text:p>3750134</text:p>
          </table:table-cell>
          <table:table-cell office:value-type="string">
            <text:p>Bodenzug von Hand</text:p>
          </table:table-cell>
          <table:table-cell office:value-type="float" office:value="179933">
            <text:p>179933</text:p>
          </table:table-cell>
          <table:table-cell office:value-type="float" office:value="202876">
            <text:p>202876</text:p>
          </table:table-cell>
          <table:table-cell office:value-type="string">
            <text:p>Bewilligte, vollzogene Fällung Kahlschlag</text:p>
          </table:table-cell>
          <table:table-cell office:value-type="float" office:value="1734">
            <text:p>1734</text:p>
          </table:table-cell>
        </table:table-row>
        <table:table-row table:style-name="ro1">
          <table:table-cell office:value-type="string">
            <text:p>Seilgerät</text:p>
          </table:table-cell>
          <table:table-cell office:value-type="float" office:value="1312546">
            <text:p>1312546</text:p>
          </table:table-cell>
          <table:table-cell office:value-type="float" office:value="1325458">
            <text:p>1325458</text:p>
          </table:table-cell>
          <table:table-cell office:value-type="float" office:value="1197994">
            <text:p>1197994</text:p>
          </table:table-cell>
          <table:table-cell office:value-type="float" office:value="1732468">
            <text:p>1732468</text:p>
          </table:table-cell>
          <table:table-cell office:value-type="string">
            <text:p>Bodenzug mit Zugtier</text:p>
          </table:table-cell>
          <table:table-cell office:value-type="float" office:value="15294">
            <text:p>15294</text:p>
          </table:table-cell>
          <table:table-cell office:value-type="float" office:value="18170">
            <text:p>18170</text:p>
          </table:table-cell>
          <table:table-cell office:value-type="string">
            <text:p>Freie Fällung Kahlschlag</text:p>
          </table:table-cell>
          <table:table-cell office:value-type="float" office:value="4638">
            <text:p>4638</text:p>
          </table:table-cell>
        </table:table-row>
        <table:table-row table:style-name="ro1">
          <table:table-cell office:value-type="string">
            <text:p>Sortimentschlepper (Forwarder)</text:p>
          </table:table-cell>
          <table:table-cell office:value-type="float" office:value="969318">
            <text:p>969318</text:p>
          </table:table-cell>
          <table:table-cell office:value-type="float" office:value="815251">
            <text:p>815251</text:p>
          </table:table-cell>
          <table:table-cell office:value-type="float" office:value="746028">
            <text:p>746028</text:p>
          </table:table-cell>
          <table:table-cell office:value-type="float" office:value="1660994">
            <text:p>1660994</text:p>
          </table:table-cell>
          <table:table-cell office:value-type="string">
            <text:p>Bodenzug maschinell</text:p>
          </table:table-cell>
          <table:table-cell office:value-type="float" office:value="3065036">
            <text:p>3065036</text:p>
          </table:table-cell>
          <table:table-cell office:value-type="float" office:value="3220880">
            <text:p>3220880</text:p>
          </table:table-cell>
          <table:table-cell office:value-type="string">
            <text:p>Einzelstammentnahme insgesamt</text:p>
          </table:table-cell>
          <table:table-cell office:value-type="float" office:value="79452">
            <text:p>79452</text:p>
          </table:table-cell>
        </table:table-row>
        <table:table-row table:style-name="ro1">
          <table:table-cell office:value-type="string">
            <text:p>Sonstiges (inkl. Riesen)</text:p>
          </table:table-cell>
          <table:table-cell office:value-type="float" office:value="106076">
            <text:p>106076</text:p>
          </table:table-cell>
          <table:table-cell office:value-type="float" office:value="90624">
            <text:p>90624</text:p>
          </table:table-cell>
          <table:table-cell office:value-type="float" office:value="82237">
            <text:p>82237</text:p>
          </table:table-cell>
          <table:table-cell office:value-type="float" office:value="187884">
            <text:p>187884</text:p>
          </table:table-cell>
          <table:table-cell office:value-type="string">
            <text:p>Seilgerät</text:p>
          </table:table-cell>
          <table:table-cell office:value-type="float" office:value="1093468">
            <text:p>1093468</text:p>
          </table:table-cell>
          <table:table-cell office:value-type="float" office:value="966308">
            <text:p>966308</text:p>
          </table:table-cell>
          <table:table-cell office:value-type="string">
            <text:p>Reduzierte Fläche Einzelst. insgesamt</text:p>
          </table:table-cell>
          <table:table-cell office:value-type="float" office:value="24166">
            <text:p>24166</text:p>
          </table:table-cell>
        </table:table-row>
        <table:table-row table:style-name="ro1">
          <table:table-cell office:value-type="string">
            <text:p>NUTZUNG DURCH HARVESTER (IN EFM O. R.)</text:p>
          </table:table-cell>
          <table:table-cell table:number-columns-repeated="4"/>
          <table:table-cell office:value-type="string">
            <text:p>Sortimentschlepper (Forwarder)</text:p>
          </table:table-cell>
          <table:table-cell office:value-type="float" office:value="583322">
            <text:p>583322</text:p>
          </table:table-cell>
          <table:table-cell office:value-type="float" office:value="538816">
            <text:p>538816</text:p>
          </table:table-cell>
          <table:table-cell office:value-type="string">
            <text:p>Bewilligte, vollzogene Fällung Einzelst.</text:p>
          </table:table-cell>
          <table:table-cell office:value-type="float" office:value="1169">
            <text:p>1169</text:p>
          </table:table-cell>
        </table:table-row>
        <table:table-row table:style-name="ro1">
          <table:table-cell office:value-type="string">
            <text:p>Nutzung durch Harvester</text:p>
          </table:table-cell>
          <table:table-cell office:value-type="float" office:value="650564">
            <text:p>650564</text:p>
          </table:table-cell>
          <table:table-cell office:value-type="float" office:value="472058">
            <text:p>472058</text:p>
          </table:table-cell>
          <table:table-cell office:value-type="float" office:value="411249">
            <text:p>411249</text:p>
          </table:table-cell>
          <table:table-cell office:value-type="float" office:value="1224975">
            <text:p>1224975</text:p>
          </table:table-cell>
          <table:table-cell office:value-type="string">
            <text:p>Sonstiges (inkl. Riesen)</text:p>
          </table:table-cell>
          <table:table-cell office:value-type="float" office:value="45237">
            <text:p>45237</text:p>
          </table:table-cell>
          <table:table-cell office:value-type="float" office:value="44674">
            <text:p>44674</text:p>
          </table:table-cell>
          <table:table-cell office:value-type="string">
            <text:p>Bewill., vollz. Fällung Einzelst. red. Fläche</text:p>
          </table:table-cell>
          <table:table-cell office:value-type="float" office:value="2045">
            <text:p>2045</text:p>
          </table:table-cell>
        </table:table-row>
        <table:table-row table:style-name="ro1">
          <table:table-cell office:value-type="string">
            <text:p>FLÄCHEN DER NUTZUNG (IN HA)</text:p>
          </table:table-cell>
          <table:table-cell table:number-columns-repeated="4"/>
          <table:table-cell office:value-type="string">
            <text:p>NUTZUNG DURCH HARVESTER (IN EFM O. R.)</text:p>
          </table:table-cell>
          <table:table-cell table:number-columns-repeated="2"/>
          <table:table-cell office:value-type="string">
            <text:p>Freie Fällung Einzelstammentnahme</text:p>
          </table:table-cell>
          <table:table-cell office:value-type="float" office:value="78284">
            <text:p>78284</text:p>
          </table:table-cell>
        </table:table-row>
        <table:table-row table:style-name="ro1">
          <table:table-cell office:value-type="string">
            <text:p>Kahlschlag insgesamt</text:p>
          </table:table-cell>
          <table:table-cell office:value-type="float" office:value="5128">
            <text:p>5128</text:p>
          </table:table-cell>
          <table:table-cell office:value-type="float" office:value="5632">
            <text:p>5632</text:p>
          </table:table-cell>
          <table:table-cell office:value-type="float" office:value="5224">
            <text:p>5224</text:p>
          </table:table-cell>
          <table:table-cell office:value-type="float" office:value="13003">
            <text:p>13003</text:p>
          </table:table-cell>
          <table:table-cell office:value-type="string">
            <text:p>Nutzung durch Harvester</text:p>
          </table:table-cell>
          <table:table-cell office:value-type="float" office:value="435148">
            <text:p>435148</text:p>
          </table:table-cell>
          <table:table-cell office:value-type="float" office:value="477200">
            <text:p>477200</text:p>
          </table:table-cell>
          <table:table-cell office:value-type="string">
            <text:p>Freie Fällung Einzelst. reduzierte Fläche</text:p>
          </table:table-cell>
          <table:table-cell office:value-type="float" office:value="22121">
            <text:p>22121</text:p>
          </table:table-cell>
        </table:table-row>
        <table:table-row table:style-name="ro1">
          <table:table-cell office:value-type="string">
            <text:p>Bewilligte, vollzogene Fällung Kahlschlag</text:p>
          </table:table-cell>
          <table:table-cell office:value-type="float" office:value="1173">
            <text:p>1173</text:p>
          </table:table-cell>
          <table:table-cell office:value-type="float" office:value="1241">
            <text:p>1241</text:p>
          </table:table-cell>
          <table:table-cell office:value-type="float" office:value="887">
            <text:p>887</text:p>
          </table:table-cell>
          <table:table-cell office:value-type="float" office:value="718">
            <text:p>718</text:p>
          </table:table-cell>
          <table:table-cell office:value-type="string">
            <text:p>FLÄCHEN DER NUTZUNG (IN HA)</text:p>
          </table:table-cell>
          <table:table-cell table:number-columns-repeated="4"/>
        </table:table-row>
        <table:table-row table:style-name="ro1">
          <table:table-cell office:value-type="string">
            <text:p>Freie Fällung Kahlschlag</text:p>
          </table:table-cell>
          <table:table-cell office:value-type="float" office:value="3955">
            <text:p>3955</text:p>
          </table:table-cell>
          <table:table-cell office:value-type="float" office:value="4391">
            <text:p>4391</text:p>
          </table:table-cell>
          <table:table-cell office:value-type="float" office:value="4337">
            <text:p>4337</text:p>
          </table:table-cell>
          <table:table-cell office:value-type="float" office:value="12285">
            <text:p>12285</text:p>
          </table:table-cell>
          <table:table-cell office:value-type="string">
            <text:p>Kahlschlag insgesamt</text:p>
          </table:table-cell>
          <table:table-cell office:value-type="float" office:value="5367">
            <text:p>5367</text:p>
          </table:table-cell>
          <table:table-cell office:value-type="float" office:value="5904">
            <text:p>5904</text:p>
          </table:table-cell>
          <table:table-cell table:number-columns-repeated="2"/>
        </table:table-row>
        <table:table-row table:style-name="ro1">
          <table:table-cell office:value-type="string">
            <text:p>Einzelstammentnahme insgesamt</text:p>
          </table:table-cell>
          <table:table-cell office:value-type="float" office:value="91664">
            <text:p>91664</text:p>
          </table:table-cell>
          <table:table-cell office:value-type="float" office:value="99959">
            <text:p>99959</text:p>
          </table:table-cell>
          <table:table-cell office:value-type="float" office:value="82765">
            <text:p>82765</text:p>
          </table:table-cell>
          <table:table-cell office:value-type="float" office:value="85961">
            <text:p>85961</text:p>
          </table:table-cell>
          <table:table-cell office:value-type="string">
            <text:p>Bewilligte, vollzogene Fällung Kahlschlag</text:p>
          </table:table-cell>
          <table:table-cell office:value-type="float" office:value="945">
            <text:p>945</text:p>
          </table:table-cell>
          <table:table-cell office:value-type="float" office:value="1320">
            <text:p>1320</text:p>
          </table:table-cell>
          <table:table-cell table:number-columns-repeated="2"/>
        </table:table-row>
        <table:table-row table:style-name="ro1">
          <table:table-cell office:value-type="string">
            <text:p>Reduzierte Fläche Einzelst. insgesamt</text:p>
          </table:table-cell>
          <table:table-cell office:value-type="float" office:value="9710">
            <text:p>9710</text:p>
          </table:table-cell>
          <table:table-cell office:value-type="float" office:value="9459">
            <text:p>9459</text:p>
          </table:table-cell>
          <table:table-cell office:value-type="float" office:value="7436">
            <text:p>7436</text:p>
          </table:table-cell>
          <table:table-cell office:value-type="float" office:value="8722">
            <text:p>8722</text:p>
          </table:table-cell>
          <table:table-cell office:value-type="string">
            <text:p>Freie Fällung Kahlschlag</text:p>
          </table:table-cell>
          <table:table-cell office:value-type="float" office:value="4422">
            <text:p>4422</text:p>
          </table:table-cell>
          <table:table-cell office:value-type="float" office:value="4584">
            <text:p>4584</text:p>
          </table:table-cell>
          <table:table-cell table:number-columns-repeated="2"/>
        </table:table-row>
        <table:table-row table:style-name="ro1">
          <table:table-cell office:value-type="string">
            <text:p>Bewilligte, vollzogene Fällung Einzelst.</text:p>
          </table:table-cell>
          <table:table-cell office:value-type="float" office:value="296">
            <text:p>296</text:p>
          </table:table-cell>
          <table:table-cell office:value-type="float" office:value="213">
            <text:p>213</text:p>
          </table:table-cell>
          <table:table-cell office:value-type="float" office:value="321">
            <text:p>321</text:p>
          </table:table-cell>
          <table:table-cell office:value-type="float" office:value="97">
            <text:p>97</text:p>
          </table:table-cell>
          <table:table-cell office:value-type="string">
            <text:p>Einzelstammentnahme insgesamt</text:p>
          </table:table-cell>
          <table:table-cell office:value-type="float" office:value="85877">
            <text:p>85877</text:p>
          </table:table-cell>
          <table:table-cell office:value-type="float" office:value="74210">
            <text:p>74210</text:p>
          </table:table-cell>
          <table:table-cell table:number-columns-repeated="2"/>
        </table:table-row>
        <table:table-row table:style-name="ro1">
          <table:table-cell office:value-type="string">
            <text:p>Bewill., vollz. Fällung Einzelst. red. Fläche</text:p>
          </table:table-cell>
          <table:table-cell office:value-type="float" office:value="72">
            <text:p>72</text:p>
          </table:table-cell>
          <table:table-cell office:value-type="float" office:value="21">
            <text:p>21</text:p>
          </table:table-cell>
          <table:table-cell office:value-type="float" office:value="135">
            <text:p>135</text:p>
          </table:table-cell>
          <table:table-cell office:value-type="float" office:value="12">
            <text:p>12</text:p>
          </table:table-cell>
          <table:table-cell office:value-type="string">
            <text:p>Reduzierte Fläche Einzelst. insgesamt</text:p>
          </table:table-cell>
          <table:table-cell office:value-type="float" office:value="8740">
            <text:p>8740</text:p>
          </table:table-cell>
          <table:table-cell office:value-type="float" office:value="7158">
            <text:p>7158</text:p>
          </table:table-cell>
          <table:table-cell table:number-columns-repeated="2"/>
        </table:table-row>
        <table:table-row table:style-name="ro1">
          <table:table-cell office:value-type="string">
            <text:p>Freie Fällung Einzelstammentnahme</text:p>
          </table:table-cell>
          <table:table-cell office:value-type="float" office:value="91367">
            <text:p>91367</text:p>
          </table:table-cell>
          <table:table-cell office:value-type="float" office:value="99747">
            <text:p>99747</text:p>
          </table:table-cell>
          <table:table-cell office:value-type="float" office:value="82445">
            <text:p>82445</text:p>
          </table:table-cell>
          <table:table-cell office:value-type="float" office:value="85864">
            <text:p>85864</text:p>
          </table:table-cell>
          <table:table-cell office:value-type="string">
            <text:p>Bewilligte, vollzogene Fällung Einzelst.</text:p>
          </table:table-cell>
          <table:table-cell office:value-type="float" office:value="234">
            <text:p>234</text:p>
          </table:table-cell>
          <table:table-cell office:value-type="float" office:value="768">
            <text:p>768</text:p>
          </table:table-cell>
          <table:table-cell table:number-columns-repeated="2"/>
        </table:table-row>
        <table:table-row table:style-name="ro1">
          <table:table-cell office:value-type="string">
            <text:p>Freie Fällung Einzelst. reduzierte Fläche</text:p>
          </table:table-cell>
          <table:table-cell office:value-type="float" office:value="9638">
            <text:p>9638</text:p>
          </table:table-cell>
          <table:table-cell office:value-type="float" office:value="9438">
            <text:p>9438</text:p>
          </table:table-cell>
          <table:table-cell office:value-type="float" office:value="7301">
            <text:p>7301</text:p>
          </table:table-cell>
          <table:table-cell office:value-type="float" office:value="8710">
            <text:p>8710</text:p>
          </table:table-cell>
          <table:table-cell office:value-type="string">
            <text:p>Bewill., vollz. Fällung Einzelst. red. Fläche</text:p>
          </table:table-cell>
          <table:table-cell office:value-type="float" office:value="100">
            <text:p>100</text:p>
          </table:table-cell>
          <table:table-cell office:value-type="float" office:value="202">
            <text:p>20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Freie Fällung Einzelstammentnahme</text:p>
          </table:table-cell>
          <table:table-cell office:value-type="float" office:value="85644">
            <text:p>85644</text:p>
          </table:table-cell>
          <table:table-cell office:value-type="float" office:value="73442">
            <text:p>7344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Freie Fällung Einzelst. reduzierte Fläche</text:p>
          </table:table-cell>
          <table:table-cell office:value-type="float" office:value="8640">
            <text:p>8640</text:p>
          </table:table-cell>
          <table:table-cell office:value-type="float" office:value="6955">
            <text:p>6955</text:p>
          </table:table-cell>
          <table:table-cell table:number-columns-repeated="2"/>
        </table:table-row>
      </table:table>
      <table:table table:name="Gesamt nach Typ" table:style-name="ta1" table:print="false">
        <table:table-column table:style-name="co3" table:default-cell-style-name="Default"/>
        <table:table-row table:style-name="ro1">
          <table:table-cell>
            <draw:frame table:end-cell-address="'Gesamt nach Typ'.P43" table:end-x="1.763cm" table:end-y="0.318cm" draw:z-index="0" draw:style-name="gr1" svg:width="35.633cm" svg:height="19.211cm" svg:x="0.001cm" svg:y="0.001cm">
              <draw:object draw:notify-on-update-of-ranges="Daten.A6:Daten.A9 Daten.A12:Daten.A12 Daten.A24:Daten.A24 Daten.A27:Daten.A27 Daten.A34:Daten.A34 Daten.A49:Daten.A49 Daten.A52:Daten.A52 Daten.A60:Daten.A60 Daten.A69:Daten.A69 Daten.A76:Daten.A76 Daten.B1:Daten.B1 Daten.B6:Daten.B9 Daten.B12:Daten.B12 Daten.B24:Daten.B24 Daten.B27:Daten.B27 Daten.B34:Daten.B34 Daten.B49:Daten.B49 Daten.B52:Daten.B52 Daten.B60:Daten.B60 Daten.B69:Daten.B69 Daten.B76:Daten.B76 Daten.C1:Daten.C1 Daten.C6:Daten.C9 Daten.C12:Daten.C12 Daten.C24:Daten.C24 Daten.C27:Daten.C27 Daten.C34:Daten.C34 Daten.C49:Daten.C49 Daten.C52:Daten.C52 Daten.C60:Daten.C60 Daten.C69:Daten.C69 Daten.C76:Daten.C76 Daten.D1:Daten.D1 Daten.D6:Daten.D9 Daten.D12:Daten.D12 Daten.D24:Daten.D24 Daten.D27:Daten.D27 Daten.D34:Daten.D34 Daten.D49:Daten.D49 Daten.D52:Daten.D52 Daten.D60:Daten.D60 Daten.D69:Daten.D69 Daten.D76:Daten.D76 Daten.E1:Daten.E1 Daten.E6:Daten.E9 Daten.E12:Daten.E12 Daten.E24:Daten.E24 Daten.E27:Daten.E27 Daten.E34:Daten.E34 Daten.E49:Daten.E49 Daten.E52:Daten.E52 Daten.E60:Daten.E60 Daten.E69:Daten.E69 Daten.E76:Daten.E76 Daten.G1:Daten.G1 Daten.G6:Daten.G9 Daten.G12:Daten.G12 Daten.G24:Daten.G24 Daten.G27:Daten.G27 Daten.G34:Daten.G34 Daten.G49:Daten.G49 Daten.G52:Daten.G52 Daten.G60:Daten.G60 Daten.G69:Daten.G69 Daten.G76:Daten.G76 Daten.H1:Daten.H1 Daten.H6:Daten.H9 Daten.H12:Daten.H12 Daten.H24:Daten.H24 Daten.H27:Daten.H27 Daten.H34:Daten.H34 Daten.H49:Daten.H49 Daten.H52:Daten.H52 Daten.H60:Daten.H60 Daten.H69:Daten.H69 Daten.H76:Daten.H7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  <table:table table:name="Schadholz nach Typ" table:style-name="ta1" table:print="false">
        <table:table-column table:style-name="co3" table:default-cell-style-name="Default"/>
        <table:table-row table:style-name="ro1">
          <table:table-cell>
            <draw:frame table:end-cell-address="'Schadholz nach Typ'.P42" table:end-x="0.827cm" table:end-y="0.159cm" draw:z-index="0" draw:style-name="gr1" svg:width="34.697cm" svg:height="18.602cm" svg:x="0.001cm" svg:y="0.001cm">
              <draw:object draw:notify-on-update-of-ranges="Daten.A34:Daten.A48 Daten.B1:Daten.B1 Daten.B34:Daten.B48 Daten.C1:Daten.C1 Daten.C34:Daten.C48 Daten.D1:Daten.D1 Daten.D34:Daten.D48 Daten.E1:Daten.E1 Daten.E34:Daten.E48 Daten.G1:Daten.G1 Daten.G34:Daten.G48 Daten.H1:Daten.H1 Daten.H34:Daten.H48 Daten.J1:Daten.J1 Daten.J34:Daten.J4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de" fo:country="A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A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5">05.04.2013</text:date>, <text:time>12:24:4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3-04-05T12:24:45</dc:date>
    <dc:creator>Martin Raifer</dc:creator>
    <meta:generator>OpenOffice.org/3.2$Linux OpenOffice.org_project/320m12$Build-9483</meta:generator>
    <meta:editing-duration>PT02H58M07S</meta:editing-duration>
    <meta:editing-cycles>2</meta:editing-cycles>
    <meta:document-statistic meta:table-count="3" meta:cell-count="87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graphic-properties draw:fill-color="#ff420e"/>
      <style:text-properties fo:font-size="6pt" style:font-size-asian="6pt" style:font-size-complex="6pt"/>
    </style:style>
    <style:style style:name="ch9" style:family="chart" style:data-style-name="N0">
      <style:graphic-properties draw:fill-color="#ffd320"/>
      <style:text-properties fo:font-size="6pt" style:font-size-asian="6pt" style:font-size-complex="6pt"/>
    </style:style>
    <style:style style:name="ch10" style:family="chart" style:data-style-name="N0">
      <style:graphic-properties draw:fill-color="#579d1c"/>
      <style:text-properties fo:font-size="6pt" style:font-size-asian="6pt" style:font-size-complex="6pt"/>
    </style:style>
    <style:style style:name="ch11" style:family="chart" style:data-style-name="N0">
      <style:graphic-properties draw:fill-color="#7e0021"/>
      <style:text-properties fo:font-size="6pt" style:font-size-asian="6pt" style:font-size-complex="6pt"/>
    </style:style>
    <style:style style:name="ch12" style:family="chart" style:data-style-name="N0">
      <style:graphic-properties draw:fill-color="#83caff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5.634cm" svg:height="19.212cm" xlink:href=".." chart:class="chart:bar" chart:style-name="ch1">
        <chart:legend chart:legend-position="top" svg:x="14.245cm" svg:y="0.384cm" chart:style-name="ch2"/>
        <chart:plot-area chart:style-name="ch3" table:cell-range-address="Daten.A6:Daten.E9 Daten.A12:Daten.E12 Daten.A24:Daten.E24 Daten.A27:Daten.E27 Daten.A34:Daten.E34 Daten.A49:Daten.E49 Daten.A52:Daten.E52 Daten.A60:Daten.E60 Daten.A69:Daten.E69 Daten.A76:Daten.E76 Daten.B1:Daten.E1 Daten.G1:Daten.H1 Daten.G6:Daten.H9 Daten.G12:Daten.H12 Daten.G24:Daten.H24 Daten.G27:Daten.H27 Daten.G34:Daten.H34 Daten.G49:Daten.H49 Daten.G52:Daten.H52 Daten.G60:Daten.H60 Daten.G69:Daten.H69 Daten.G76:Daten.H76" chart:data-source-has-labels="both" svg:x="0.712cm" svg:y="1.331cm" svg:width="33.498cm" svg:height="17.497cm">
          <chart:axis chart:dimension="x" chart:name="primary-x" chart:style-name="ch4">
            <chart:categories table:cell-range-address="Daten.A6:Daten.A9 Daten.A12:Daten.A12 Daten.A24:Daten.A24 Daten.A27:Daten.A27 Daten.A34:Daten.A34 Daten.A49:Daten.A49 Daten.A52:Daten.A52 Daten.A60:Daten.A60 Daten.A69:Daten.A69 Daten.A76:Daten.A7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ten.B6:Daten.B9 Daten.B12:Daten.B12 Daten.B24:Daten.B24 Daten.B27:Daten.B27 Daten.B34:Daten.B34 Daten.B49:Daten.B49 Daten.B52:Daten.B52 Daten.B60:Daten.B60 Daten.B69:Daten.B69 Daten.B76:Daten.B76" chart:label-cell-address="Daten.B1:Daten.B1" chart:class="chart:bar">
            <chart:data-point chart:repeated="13"/>
          </chart:series>
          <chart:series chart:style-name="ch8" chart:values-cell-range-address="Daten.C6:Daten.C9 Daten.C12:Daten.C12 Daten.C24:Daten.C24 Daten.C27:Daten.C27 Daten.C34:Daten.C34 Daten.C49:Daten.C49 Daten.C52:Daten.C52 Daten.C60:Daten.C60 Daten.C69:Daten.C69 Daten.C76:Daten.C76" chart:label-cell-address="Daten.C1:Daten.C1" chart:class="chart:bar">
            <chart:data-point chart:repeated="13"/>
          </chart:series>
          <chart:series chart:style-name="ch9" chart:values-cell-range-address="Daten.D6:Daten.D9 Daten.D12:Daten.D12 Daten.D24:Daten.D24 Daten.D27:Daten.D27 Daten.D34:Daten.D34 Daten.D49:Daten.D49 Daten.D52:Daten.D52 Daten.D60:Daten.D60 Daten.D69:Daten.D69 Daten.D76:Daten.D76" chart:label-cell-address="Daten.D1:Daten.D1" chart:class="chart:bar">
            <chart:data-point chart:repeated="13"/>
          </chart:series>
          <chart:series chart:style-name="ch10" chart:values-cell-range-address="Daten.E6:Daten.E9 Daten.E12:Daten.E12 Daten.E24:Daten.E24 Daten.E27:Daten.E27 Daten.E34:Daten.E34 Daten.E49:Daten.E49 Daten.E52:Daten.E52 Daten.E60:Daten.E60 Daten.E69:Daten.E69 Daten.E76:Daten.E76" chart:label-cell-address="Daten.E1:Daten.E1" chart:class="chart:bar">
            <chart:data-point chart:repeated="13"/>
          </chart:series>
          <chart:series chart:style-name="ch11" chart:values-cell-range-address="Daten.G6:Daten.G9 Daten.G12:Daten.G12 Daten.G24:Daten.G24 Daten.G27:Daten.G27 Daten.G34:Daten.G34 Daten.G49:Daten.G49 Daten.G52:Daten.G52 Daten.G60:Daten.G60 Daten.G69:Daten.G69 Daten.G76:Daten.G76" chart:label-cell-address="Daten.G1:Daten.G1" chart:class="chart:bar">
            <chart:data-point chart:repeated="13"/>
          </chart:series>
          <chart:series chart:style-name="ch12" chart:values-cell-range-address="Daten.H6:Daten.H9 Daten.H12:Daten.H12 Daten.H24:Daten.H24 Daten.H27:Daten.H27 Daten.H34:Daten.H34 Daten.H49:Daten.H49 Daten.H52:Daten.H52 Daten.H60:Daten.H60 Daten.H69:Daten.H69 Daten.H76:Daten.H76" chart:label-cell-address="Daten.H1:Daten.H1" chart:class="chart:bar"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aten.B1:Daten.B1">2011</text:p>
              </table:table-cell>
              <table:table-cell office:value-type="string">
                <text:p text:id="Daten.C1:Daten.C1">2010</text:p>
              </table:table-cell>
              <table:table-cell office:value-type="string">
                <text:p text:id="Daten.D1:Daten.D1">2009</text:p>
              </table:table-cell>
              <table:table-cell office:value-type="string">
                <text:p text:id="Daten.E1:Daten.E1">2008</text:p>
              </table:table-cell>
              <table:table-cell office:value-type="string">
                <text:p text:id="Daten.G1:Daten.G1">2007</text:p>
              </table:table-cell>
              <table:table-cell office:value-type="string">
                <text:p text:id="Daten.H1:Daten.H1">2006</text:p>
              </table:table-cell>
            </table:table-row>
          </table:table-header-rows>
          <table:table-rows>
            <table:table-row>
              <table:table-cell office:value-type="string">
                <text:p text:id="Daten.A6:Daten.A9 Daten.A12:Daten.A12 Daten.A24:Daten.A24 Daten.A27:Daten.A27 Daten.A34:Daten.A34 Daten.A49:Daten.A49 Daten.A52:Daten.A52 Daten.A60:Daten.A60 Daten.A69:Daten.A69 Daten.A76:Daten.A76">GESAMTEINSCHLAG</text:p>
              </table:table-cell>
              <table:table-cell office:value-type="float" office:value="5005997">
                <text:p text:id="Daten.B6:Daten.B9 Daten.B12:Daten.B12 Daten.B24:Daten.B24 Daten.B27:Daten.B27 Daten.B34:Daten.B34 Daten.B49:Daten.B49 Daten.B52:Daten.B52 Daten.B60:Daten.B60 Daten.B69:Daten.B69 Daten.B76:Daten.B76">5005997</text:p>
              </table:table-cell>
              <table:table-cell office:value-type="float" office:value="5006439">
                <text:p text:id="Daten.C6:Daten.C9 Daten.C12:Daten.C12 Daten.C24:Daten.C24 Daten.C27:Daten.C27 Daten.C34:Daten.C34 Daten.C49:Daten.C49 Daten.C52:Daten.C52 Daten.C60:Daten.C60 Daten.C69:Daten.C69 Daten.C76:Daten.C76">5006439</text:p>
              </table:table-cell>
              <table:table-cell office:value-type="float" office:value="4665067">
                <text:p text:id="Daten.D6:Daten.D9 Daten.D12:Daten.D12 Daten.D24:Daten.D24 Daten.D27:Daten.D27 Daten.D34:Daten.D34 Daten.D49:Daten.D49 Daten.D52:Daten.D52 Daten.D60:Daten.D60 Daten.D69:Daten.D69 Daten.D76:Daten.D76">4665067</text:p>
              </table:table-cell>
              <table:table-cell office:value-type="float" office:value="7331481">
                <text:p text:id="Daten.E6:Daten.E9 Daten.E12:Daten.E12 Daten.E24:Daten.E24 Daten.E27:Daten.E27 Daten.E34:Daten.E34 Daten.E49:Daten.E49 Daten.E52:Daten.E52 Daten.E60:Daten.E60 Daten.E69:Daten.E69 Daten.E76:Daten.E76">7331481</text:p>
              </table:table-cell>
              <table:table-cell office:value-type="float" office:value="5078745">
                <text:p text:id="Daten.G6:Daten.G9 Daten.G12:Daten.G12 Daten.G24:Daten.G24 Daten.G27:Daten.G27 Daten.G34:Daten.G34 Daten.G49:Daten.G49 Daten.G52:Daten.G52 Daten.G60:Daten.G60 Daten.G69:Daten.G69 Daten.G76:Daten.G76">5078745</text:p>
              </table:table-cell>
              <table:table-cell office:value-type="float" office:value="4973269">
                <text:p text:id="Daten.H6:Daten.H9 Daten.H12:Daten.H12 Daten.H24:Daten.H24 Daten.H27:Daten.H27 Daten.H34:Daten.H34 Daten.H49:Daten.H49 Daten.H52:Daten.H52 Daten.H60:Daten.H60 Daten.H69:Daten.H69 Daten.H76:Daten.H76">4973269</text:p>
              </table:table-cell>
            </table:table-row>
            <table:table-row>
              <table:table-cell office:value-type="string">
                <text:p>NADELHOLZ</text:p>
              </table:table-cell>
              <table:table-cell office:value-type="float" office:value="4527994">
                <text:p>4527994</text:p>
              </table:table-cell>
              <table:table-cell office:value-type="float" office:value="4597311">
                <text:p>4597311</text:p>
              </table:table-cell>
              <table:table-cell office:value-type="float" office:value="4222103">
                <text:p>4222103</text:p>
              </table:table-cell>
              <table:table-cell office:value-type="float" office:value="6725291">
                <text:p>6725291</text:p>
              </table:table-cell>
              <table:table-cell office:value-type="float" office:value="4601353">
                <text:p>4601353</text:p>
              </table:table-cell>
              <table:table-cell office:value-type="float" office:value="4451440">
                <text:p>4451440</text:p>
              </table:table-cell>
            </table:table-row>
            <table:table-row>
              <table:table-cell office:value-type="string">
                <text:p>LAUBHOLZ</text:p>
              </table:table-cell>
              <table:table-cell office:value-type="float" office:value="478003">
                <text:p>478003</text:p>
              </table:table-cell>
              <table:table-cell office:value-type="float" office:value="409128">
                <text:p>409128</text:p>
              </table:table-cell>
              <table:table-cell office:value-type="float" office:value="442964">
                <text:p>442964</text:p>
              </table:table-cell>
              <table:table-cell office:value-type="float" office:value="606191">
                <text:p>606191</text:p>
              </table:table-cell>
              <table:table-cell office:value-type="float" office:value="477393">
                <text:p>477393</text:p>
              </table:table-cell>
              <table:table-cell office:value-type="float" office:value="521830">
                <text:p>521830</text:p>
              </table:table-cell>
            </table:table-row>
            <table:table-row>
              <table:table-cell office:value-type="string">
                <text:p>ROHHOLZ - stoffliche Nutzung</text:p>
              </table:table-cell>
              <table:table-cell office:value-type="float" office:value="3969356">
                <text:p>3969356</text:p>
              </table:table-cell>
              <table:table-cell office:value-type="float" office:value="4083009">
                <text:p>4083009</text:p>
              </table:table-cell>
              <table:table-cell office:value-type="float" office:value="3744168">
                <text:p>3744168</text:p>
              </table:table-cell>
              <table:table-cell office:value-type="float" office:value="6167038">
                <text:p>6167038</text:p>
              </table:table-cell>
              <table:table-cell office:value-type="float" office:value="4120999">
                <text:p>4120999</text:p>
              </table:table-cell>
              <table:table-cell office:value-type="float" office:value="3922562">
                <text:p>3922562</text:p>
              </table:table-cell>
            </table:table-row>
            <table:table-row>
              <table:table-cell office:value-type="string">
                <text:p>SÄGERUNDHOLZ</text:p>
              </table:table-cell>
              <table:table-cell office:value-type="float" office:value="2884443">
                <text:p>2884443</text:p>
              </table:table-cell>
              <table:table-cell office:value-type="float" office:value="3013739">
                <text:p>3013739</text:p>
              </table:table-cell>
              <table:table-cell office:value-type="float" office:value="2663469">
                <text:p>2663469</text:p>
              </table:table-cell>
              <table:table-cell office:value-type="float" office:value="4770211">
                <text:p>4770211</text:p>
              </table:table-cell>
              <table:table-cell office:value-type="float" office:value="3255517">
                <text:p>3255517</text:p>
              </table:table-cell>
              <table:table-cell office:value-type="float" office:value="3085238">
                <text:p>3085238</text:p>
              </table:table-cell>
            </table:table-row>
            <table:table-row>
              <table:table-cell office:value-type="string">
                <text:p>INDUSTRIERUNDHOLZ</text:p>
              </table:table-cell>
              <table:table-cell office:value-type="float" office:value="1084913">
                <text:p>1084913</text:p>
              </table:table-cell>
              <table:table-cell office:value-type="float" office:value="1069270">
                <text:p>1069270</text:p>
              </table:table-cell>
              <table:table-cell office:value-type="float" office:value="1080699">
                <text:p>1080699</text:p>
              </table:table-cell>
              <table:table-cell office:value-type="float" office:value="1396827">
                <text:p>1396827</text:p>
              </table:table-cell>
              <table:table-cell office:value-type="float" office:value="865482">
                <text:p>865482</text:p>
              </table:table-cell>
              <table:table-cell office:value-type="float" office:value="837324">
                <text:p>837324</text:p>
              </table:table-cell>
            </table:table-row>
            <table:table-row>
              <table:table-cell office:value-type="string">
                <text:p>ROHHOLZ - energetische Nutzung</text:p>
              </table:table-cell>
              <table:table-cell office:value-type="float" office:value="1036642">
                <text:p>1036642</text:p>
              </table:table-cell>
              <table:table-cell office:value-type="float" office:value="923429">
                <text:p>923429</text:p>
              </table:table-cell>
              <table:table-cell office:value-type="float" office:value="920898">
                <text:p>920898</text:p>
              </table:table-cell>
              <table:table-cell office:value-type="float" office:value="1164443">
                <text:p>1164443</text:p>
              </table:table-cell>
              <table:table-cell office:value-type="float" office:value="957746">
                <text:p>957746</text:p>
              </table:table-cell>
              <table:table-cell office:value-type="float" office:value="1050708">
                <text:p>1050708</text:p>
              </table:table-cell>
            </table:table-row>
            <table:table-row>
              <table:table-cell office:value-type="string">
                <text:p>SCHADHOLZ</text:p>
              </table:table-cell>
              <table:table-cell office:value-type="float" office:value="1307470">
                <text:p>1307470</text:p>
              </table:table-cell>
              <table:table-cell office:value-type="float" office:value="1961523">
                <text:p>1961523</text:p>
              </table:table-cell>
              <table:table-cell office:value-type="float" office:value="2376851">
                <text:p>2376851</text:p>
              </table:table-cell>
              <table:table-cell office:value-type="float" office:value="5666442">
                <text:p>5666442</text:p>
              </table:table-cell>
              <table:table-cell office:value-type="float" office:value="1884865">
                <text:p>1884865</text:p>
              </table:table-cell>
              <table:table-cell office:value-type="float" office:value="1439616">
                <text:p>1439616</text:p>
              </table:table-cell>
            </table:table-row>
            <table:table-row>
              <table:table-cell office:value-type="string">
                <text:p>VORNUTZUNG</text:p>
              </table:table-cell>
              <table:table-cell office:value-type="float" office:value="1737433">
                <text:p>1737433</text:p>
              </table:table-cell>
              <table:table-cell office:value-type="float" office:value="1457475">
                <text:p>1457475</text:p>
              </table:table-cell>
              <table:table-cell office:value-type="float" office:value="1245133">
                <text:p>1245133</text:p>
              </table:table-cell>
              <table:table-cell office:value-type="float" office:value="1118344">
                <text:p>1118344</text:p>
              </table:table-cell>
              <table:table-cell office:value-type="float" office:value="1389151">
                <text:p>1389151</text:p>
              </table:table-cell>
              <table:table-cell office:value-type="float" office:value="1516701">
                <text:p>1516701</text:p>
              </table:table-cell>
            </table:table-row>
            <table:table-row>
              <table:table-cell office:value-type="string">
                <text:p>FREMDWERBUNG</text:p>
              </table:table-cell>
              <table:table-cell office:value-type="float" office:value="2405392">
                <text:p>2405392</text:p>
              </table:table-cell>
              <table:table-cell office:value-type="float" office:value="2577303">
                <text:p>2577303</text:p>
              </table:table-cell>
              <table:table-cell office:value-type="float" office:value="2305078">
                <text:p>2305078</text:p>
              </table:table-cell>
              <table:table-cell office:value-type="float" office:value="3240661">
                <text:p>3240661</text:p>
              </table:table-cell>
              <table:table-cell office:value-type="float" office:value="1980124">
                <text:p>1980124</text:p>
              </table:table-cell>
              <table:table-cell office:value-type="float" office:value="1760639">
                <text:p>1760639</text:p>
              </table:table-cell>
            </table:table-row>
            <table:table-row>
              <table:table-cell office:value-type="string">
                <text:p>VERKAUF</text:p>
              </table:table-cell>
              <table:table-cell office:value-type="float" office:value="4270568">
                <text:p>4270568</text:p>
              </table:table-cell>
              <table:table-cell office:value-type="float" office:value="4279260">
                <text:p>4279260</text:p>
              </table:table-cell>
              <table:table-cell office:value-type="float" office:value="3932091">
                <text:p>3932091</text:p>
              </table:table-cell>
              <table:table-cell office:value-type="float" office:value="6366800">
                <text:p>6366800</text:p>
              </table:table-cell>
              <table:table-cell office:value-type="float" office:value="4178021">
                <text:p>4178021</text:p>
              </table:table-cell>
              <table:table-cell office:value-type="float" office:value="4038891">
                <text:p>4038891</text:p>
              </table:table-cell>
            </table:table-row>
            <table:table-row>
              <table:table-cell office:value-type="string">
                <text:p>EIGENVERBRAUCH</text:p>
              </table:table-cell>
              <table:table-cell office:value-type="float" office:value="704063">
                <text:p>704063</text:p>
              </table:table-cell>
              <table:table-cell office:value-type="float" office:value="671203">
                <text:p>671203</text:p>
              </table:table-cell>
              <table:table-cell office:value-type="float" office:value="705637">
                <text:p>705637</text:p>
              </table:table-cell>
              <table:table-cell office:value-type="float" office:value="915582">
                <text:p>915582</text:p>
              </table:table-cell>
              <table:table-cell office:value-type="float" office:value="792307">
                <text:p>792307</text:p>
              </table:table-cell>
              <table:table-cell office:value-type="float" office:value="887184">
                <text:p>887184</text:p>
              </table:table-cell>
            </table:table-row>
            <table:table-row>
              <table:table-cell office:value-type="string">
                <text:p>GEWÄHRTE HOLZBEZUGSRECHTE</text:p>
              </table:table-cell>
              <table:table-cell office:value-type="float" office:value="31375">
                <text:p>31375</text:p>
              </table:table-cell>
              <table:table-cell office:value-type="float" office:value="58216">
                <text:p>58216</text:p>
              </table:table-cell>
              <table:table-cell office:value-type="float" office:value="27339">
                <text:p>27339</text:p>
              </table:table-cell>
              <table:table-cell office:value-type="float" office:value="49099">
                <text:p>49099</text:p>
              </table:table-cell>
              <table:table-cell office:value-type="float" office:value="108418">
                <text:p>108418</text:p>
              </table:table-cell>
              <table:table-cell office:value-type="float" office:value="47195">
                <text:p>471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graphic-properties draw:fill-color="#ff420e"/>
      <style:text-properties fo:font-size="6pt" style:font-size-asian="6pt" style:font-size-complex="6pt"/>
    </style:style>
    <style:style style:name="ch9" style:family="chart" style:data-style-name="N0">
      <style:graphic-properties draw:fill-color="#ffd320"/>
      <style:text-properties fo:font-size="6pt" style:font-size-asian="6pt" style:font-size-complex="6pt"/>
    </style:style>
    <style:style style:name="ch10" style:family="chart" style:data-style-name="N0">
      <style:graphic-properties draw:fill-color="#579d1c"/>
      <style:text-properties fo:font-size="6pt" style:font-size-asian="6pt" style:font-size-complex="6pt"/>
    </style:style>
    <style:style style:name="ch11" style:family="chart" style:data-style-name="N0">
      <style:graphic-properties draw:fill-color="#7e0021"/>
      <style:text-properties fo:font-size="6pt" style:font-size-asian="6pt" style:font-size-complex="6pt"/>
    </style:style>
    <style:style style:name="ch12" style:family="chart" style:data-style-name="N0">
      <style:graphic-properties draw:fill-color="#83caff"/>
      <style:text-properties fo:font-size="6pt" style:font-size-asian="6pt" style:font-size-complex="6pt"/>
    </style:style>
    <style:style style:name="ch13" style:family="chart" style:data-style-name="N0">
      <style:graphic-properties draw:fill-color="#314004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4.698cm" svg:height="18.603cm" xlink:href=".." chart:class="chart:bar" chart:style-name="ch1">
        <chart:legend chart:legend-position="top" svg:x="13.191cm" svg:y="0.372cm" chart:style-name="ch2"/>
        <chart:plot-area chart:style-name="ch3" table:cell-range-address="Daten.A34:Daten.E48 Daten.B1:Daten.E1 Daten.G1:Daten.H1 Daten.G34:Daten.H48 Daten.J1:Daten.J1 Daten.J34:Daten.J48" chart:data-source-has-labels="both" svg:x="0.693cm" svg:y="1.307cm" svg:width="32.619cm" svg:height="16.924cm">
          <chart:axis chart:dimension="x" chart:name="primary-x" chart:style-name="ch4">
            <chart:categories table:cell-range-address="Daten.A34:Daten.A4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ten.B34:Daten.B48" chart:label-cell-address="Daten.B1:Daten.B1" chart:class="chart:bar">
            <chart:data-point chart:repeated="15"/>
          </chart:series>
          <chart:series chart:style-name="ch8" chart:values-cell-range-address="Daten.C34:Daten.C48" chart:label-cell-address="Daten.C1:Daten.C1" chart:class="chart:bar">
            <chart:data-point chart:repeated="15"/>
          </chart:series>
          <chart:series chart:style-name="ch9" chart:values-cell-range-address="Daten.D34:Daten.D48" chart:label-cell-address="Daten.D1:Daten.D1" chart:class="chart:bar">
            <chart:data-point chart:repeated="15"/>
          </chart:series>
          <chart:series chart:style-name="ch10" chart:values-cell-range-address="Daten.E34:Daten.E48" chart:label-cell-address="Daten.E1:Daten.E1" chart:class="chart:bar">
            <chart:data-point chart:repeated="15"/>
          </chart:series>
          <chart:series chart:style-name="ch11" chart:values-cell-range-address="Daten.G34:Daten.G48" chart:label-cell-address="Daten.G1:Daten.G1" chart:class="chart:bar">
            <chart:data-point chart:repeated="15"/>
          </chart:series>
          <chart:series chart:style-name="ch12" chart:values-cell-range-address="Daten.H34:Daten.H48" chart:label-cell-address="Daten.H1:Daten.H1" chart:class="chart:bar">
            <chart:data-point chart:repeated="15"/>
          </chart:series>
          <chart:series chart:style-name="ch13" chart:values-cell-range-address="Daten.J34:Daten.J48" chart:label-cell-address="Daten.J1:Daten.J1" chart:class="chart:bar">
            <chart:data-point chart:repeated="1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aten.B1:Daten.B1">2011</text:p>
              </table:table-cell>
              <table:table-cell office:value-type="string">
                <text:p text:id="Daten.C1:Daten.C1">2010</text:p>
              </table:table-cell>
              <table:table-cell office:value-type="string">
                <text:p text:id="Daten.D1:Daten.D1">2009</text:p>
              </table:table-cell>
              <table:table-cell office:value-type="string">
                <text:p text:id="Daten.E1:Daten.E1">2008</text:p>
              </table:table-cell>
              <table:table-cell office:value-type="string">
                <text:p text:id="Daten.G1:Daten.G1">2007</text:p>
              </table:table-cell>
              <table:table-cell office:value-type="string">
                <text:p text:id="Daten.H1:Daten.H1">2006</text:p>
              </table:table-cell>
              <table:table-cell office:value-type="string">
                <text:p text:id="Daten.J1:Daten.J1">2005</text:p>
              </table:table-cell>
            </table:table-row>
          </table:table-header-rows>
          <table:table-rows>
            <table:table-row>
              <table:table-cell office:value-type="string">
                <text:p text:id="Daten.A34:Daten.A48">SCHADHOLZ</text:p>
              </table:table-cell>
              <table:table-cell office:value-type="float" office:value="1307470">
                <text:p text:id="Daten.B34:Daten.B48">1307470</text:p>
              </table:table-cell>
              <table:table-cell office:value-type="float" office:value="1961523">
                <text:p text:id="Daten.C34:Daten.C48">1961523</text:p>
              </table:table-cell>
              <table:table-cell office:value-type="float" office:value="2376851">
                <text:p text:id="Daten.D34:Daten.D48">2376851</text:p>
              </table:table-cell>
              <table:table-cell office:value-type="float" office:value="5666442">
                <text:p text:id="Daten.E34:Daten.E48">5666442</text:p>
              </table:table-cell>
              <table:table-cell office:value-type="float" office:value="1884865">
                <text:p text:id="Daten.G34:Daten.G48">1884865</text:p>
              </table:table-cell>
              <table:table-cell office:value-type="float" office:value="1439616">
                <text:p text:id="Daten.H34:Daten.H48">1439616</text:p>
              </table:table-cell>
              <table:table-cell office:value-type="float" office:value="1453095">
                <text:p text:id="Daten.J34:Daten.J48">1453095</text:p>
              </table:table-cell>
            </table:table-row>
            <table:table-row>
              <table:table-cell office:value-type="string">
                <text:p>Nadelholz</text:p>
              </table:table-cell>
              <table:table-cell office:value-type="float" office:value="1260713">
                <text:p>1260713</text:p>
              </table:table-cell>
              <table:table-cell office:value-type="float" office:value="1887898">
                <text:p>1887898</text:p>
              </table:table-cell>
              <table:table-cell office:value-type="float" office:value="2240951">
                <text:p>2240951</text:p>
              </table:table-cell>
              <table:table-cell office:value-type="float" office:value="5397824">
                <text:p>5397824</text:p>
              </table:table-cell>
              <table:table-cell office:value-type="float" office:value="1806150">
                <text:p>1806150</text:p>
              </table:table-cell>
              <table:table-cell office:value-type="float" office:value="1356150">
                <text:p>1356150</text:p>
              </table:table-cell>
              <table:table-cell office:value-type="float" office:value="1378520">
                <text:p>1378520</text:p>
              </table:table-cell>
            </table:table-row>
            <table:table-row>
              <table:table-cell office:value-type="string">
                <text:p>biotische Schäden</text:p>
              </table:table-cell>
              <table:table-cell office:value-type="float" office:value="980550">
                <text:p>980550</text:p>
              </table:table-cell>
              <table:table-cell office:value-type="float" office:value="1264985">
                <text:p>1264985</text:p>
              </table:table-cell>
              <table:table-cell office:value-type="float" office:value="941370">
                <text:p>941370</text:p>
              </table:table-cell>
              <table:table-cell office:value-type="float" office:value="285509">
                <text:p>285509</text:p>
              </table:table-cell>
              <table:table-cell office:value-type="float" office:value="475914">
                <text:p>475914</text:p>
              </table:table-cell>
              <table:table-cell office:value-type="float" office:value="801963">
                <text:p>801963</text:p>
              </table:table-cell>
              <table:table-cell office:value-type="float" office:value="911116">
                <text:p>911116</text:p>
              </table:table-cell>
            </table:table-row>
            <table:table-row>
              <table:table-cell office:value-type="string">
                <text:p>davon Borkenkäfer</text:p>
              </table:table-cell>
              <table:table-cell office:value-type="float" office:value="929062">
                <text:p>929062</text:p>
              </table:table-cell>
              <table:table-cell office:value-type="float" office:value="1214688">
                <text:p>1214688</text:p>
              </table:table-cell>
              <table:table-cell office:value-type="float" office:value="903521">
                <text:p>903521</text:p>
              </table:table-cell>
              <table:table-cell office:value-type="float" office:value="264993">
                <text:p>264993</text:p>
              </table:table-cell>
              <table:table-cell office:value-type="float" office:value="432795">
                <text:p>432795</text:p>
              </table:table-cell>
              <table:table-cell office:value-type="float" office:value="718954">
                <text:p>718954</text:p>
              </table:table-cell>
              <table:table-cell office:value-type="float" office:value="839655">
                <text:p>839655</text:p>
              </table:table-cell>
            </table:table-row>
            <table:table-row>
              <table:table-cell office:value-type="string">
                <text:p>sonstige</text:p>
              </table:table-cell>
              <table:table-cell office:value-type="float" office:value="51488">
                <text:p>51488</text:p>
              </table:table-cell>
              <table:table-cell office:value-type="float" office:value="50298">
                <text:p>50298</text:p>
              </table:table-cell>
              <table:table-cell office:value-type="float" office:value="37849">
                <text:p>37849</text:p>
              </table:table-cell>
              <table:table-cell office:value-type="float" office:value="20516">
                <text:p>20516</text:p>
              </table:table-cell>
              <table:table-cell office:value-type="float" office:value="43119">
                <text:p>43119</text:p>
              </table:table-cell>
              <table:table-cell office:value-type="float" office:value="83009">
                <text:p>83009</text:p>
              </table:table-cell>
              <table:table-cell office:value-type="float" office:value="71461">
                <text:p>71461</text:p>
              </table:table-cell>
            </table:table-row>
            <table:table-row>
              <table:table-cell office:value-type="string">
                <text:p>abiotische Schäden</text:p>
              </table:table-cell>
              <table:table-cell office:value-type="float" office:value="280163">
                <text:p>280163</text:p>
              </table:table-cell>
              <table:table-cell office:value-type="float" office:value="622913">
                <text:p>622913</text:p>
              </table:table-cell>
              <table:table-cell office:value-type="float" office:value="1299582">
                <text:p>1299582</text:p>
              </table:table-cell>
              <table:table-cell office:value-type="float" office:value="5112315">
                <text:p>5112315</text:p>
              </table:table-cell>
              <table:table-cell office:value-type="float" office:value="1330236">
                <text:p>1330236</text:p>
              </table:table-cell>
              <table:table-cell office:value-type="float" office:value="554186">
                <text:p>554186</text:p>
              </table:table-cell>
              <table:table-cell office:value-type="float" office:value="467404">
                <text:p>467404</text:p>
              </table:table-cell>
            </table:table-row>
            <table:table-row>
              <table:table-cell office:value-type="string">
                <text:p>davon Sturm</text:p>
              </table:table-cell>
              <table:table-cell office:value-type="float" office:value="213334">
                <text:p>213334</text:p>
              </table:table-cell>
              <table:table-cell office:value-type="float" office:value="526801">
                <text:p>526801</text:p>
              </table:table-cell>
              <table:table-cell office:value-type="float" office:value="996076">
                <text:p>996076</text:p>
              </table:table-cell>
              <table:table-cell office:value-type="float" office:value="4625542">
                <text:p>4625542</text:p>
              </table:table-cell>
              <table:table-cell office:value-type="float" office:value="1155331">
                <text:p>1155331</text:p>
              </table:table-cell>
              <table:table-cell office:value-type="float" office:value="383331">
                <text:p>383331</text:p>
              </table:table-cell>
              <table:table-cell office:value-type="float" office:value="339532">
                <text:p>339532</text:p>
              </table:table-cell>
            </table:table-row>
            <table:table-row>
              <table:table-cell office:value-type="string">
                <text:p>sonstige</text:p>
              </table:table-cell>
              <table:table-cell office:value-type="float" office:value="66830">
                <text:p>66830</text:p>
              </table:table-cell>
              <table:table-cell office:value-type="float" office:value="96112">
                <text:p>96112</text:p>
              </table:table-cell>
              <table:table-cell office:value-type="float" office:value="303506">
                <text:p>303506</text:p>
              </table:table-cell>
              <table:table-cell office:value-type="float" office:value="486773">
                <text:p>486773</text:p>
              </table:table-cell>
              <table:table-cell office:value-type="float" office:value="174906">
                <text:p>174906</text:p>
              </table:table-cell>
              <table:table-cell office:value-type="float" office:value="170855">
                <text:p>170855</text:p>
              </table:table-cell>
              <table:table-cell office:value-type="float" office:value="127872">
                <text:p>127872</text:p>
              </table:table-cell>
            </table:table-row>
            <table:table-row>
              <table:table-cell office:value-type="string">
                <text:p>Laubholz</text:p>
              </table:table-cell>
              <table:table-cell office:value-type="float" office:value="46757">
                <text:p>46757</text:p>
              </table:table-cell>
              <table:table-cell office:value-type="float" office:value="73625">
                <text:p>73625</text:p>
              </table:table-cell>
              <table:table-cell office:value-type="float" office:value="135899">
                <text:p>135899</text:p>
              </table:table-cell>
              <table:table-cell office:value-type="float" office:value="268619">
                <text:p>268619</text:p>
              </table:table-cell>
              <table:table-cell office:value-type="float" office:value="78715">
                <text:p>78715</text:p>
              </table:table-cell>
              <table:table-cell office:value-type="float" office:value="83466">
                <text:p>83466</text:p>
              </table:table-cell>
              <table:table-cell office:value-type="float" office:value="74576">
                <text:p>74576</text:p>
              </table:table-cell>
            </table:table-row>
            <table:table-row>
              <table:table-cell office:value-type="string">
                <text:p>biotische Schäden</text:p>
              </table:table-cell>
              <table:table-cell office:value-type="float" office:value="11028">
                <text:p>11028</text:p>
              </table:table-cell>
              <table:table-cell office:value-type="float" office:value="7331">
                <text:p>7331</text:p>
              </table:table-cell>
              <table:table-cell office:value-type="float" office:value="8536">
                <text:p>8536</text:p>
              </table:table-cell>
              <table:table-cell office:value-type="float" office:value="8067">
                <text:p>8067</text:p>
              </table:table-cell>
              <table:table-cell office:value-type="float" office:value="8428">
                <text:p>8428</text:p>
              </table:table-cell>
              <table:table-cell office:value-type="float" office:value="12176">
                <text:p>12176</text:p>
              </table:table-cell>
              <table:table-cell office:value-type="float" office:value="17464">
                <text:p>17464</text:p>
              </table:table-cell>
            </table:table-row>
            <table:table-row>
              <table:table-cell office:value-type="string">
                <text:p>davon Borkenkäfer</text:p>
              </table:table-cell>
              <table:table-cell office:value-type="float" office:value="5501">
                <text:p>5501</text:p>
              </table:table-cell>
              <table:table-cell office:value-type="float" office:value="3486">
                <text:p>3486</text:p>
              </table:table-cell>
              <table:table-cell office:value-type="float" office:value="3254">
                <text:p>3254</text:p>
              </table:table-cell>
              <table:table-cell office:value-type="float" office:value="952">
                <text:p>952</text:p>
              </table:table-cell>
              <table:table-cell office:value-type="float" office:value="1026">
                <text:p>1026</text:p>
              </table:table-cell>
              <table:table-cell office:value-type="float" office:value="1352">
                <text:p>1352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sonstige</text:p>
              </table:table-cell>
              <table:table-cell office:value-type="float" office:value="5527">
                <text:p>5527</text:p>
              </table:table-cell>
              <table:table-cell office:value-type="float" office:value="3845">
                <text:p>3845</text:p>
              </table:table-cell>
              <table:table-cell office:value-type="float" office:value="5281">
                <text:p>5281</text:p>
              </table:table-cell>
              <table:table-cell office:value-type="float" office:value="7115">
                <text:p>7115</text:p>
              </table:table-cell>
              <table:table-cell office:value-type="float" office:value="7401">
                <text:p>7401</text:p>
              </table:table-cell>
              <table:table-cell office:value-type="float" office:value="10824">
                <text:p>10824</text:p>
              </table:table-cell>
              <table:table-cell office:value-type="float" office:value="15521">
                <text:p>15521</text:p>
              </table:table-cell>
            </table:table-row>
            <table:table-row>
              <table:table-cell office:value-type="string">
                <text:p>abiotische Schäden</text:p>
              </table:table-cell>
              <table:table-cell office:value-type="float" office:value="35729">
                <text:p>35729</text:p>
              </table:table-cell>
              <table:table-cell office:value-type="float" office:value="66294">
                <text:p>66294</text:p>
              </table:table-cell>
              <table:table-cell office:value-type="float" office:value="127364">
                <text:p>127364</text:p>
              </table:table-cell>
              <table:table-cell office:value-type="float" office:value="260552">
                <text:p>260552</text:p>
              </table:table-cell>
              <table:table-cell office:value-type="float" office:value="70287">
                <text:p>70287</text:p>
              </table:table-cell>
              <table:table-cell office:value-type="float" office:value="71290">
                <text:p>71290</text:p>
              </table:table-cell>
              <table:table-cell office:value-type="float" office:value="57112">
                <text:p>57112</text:p>
              </table:table-cell>
            </table:table-row>
            <table:table-row>
              <table:table-cell office:value-type="string">
                <text:p>davon Sturm</text:p>
              </table:table-cell>
              <table:table-cell office:value-type="float" office:value="28042">
                <text:p>28042</text:p>
              </table:table-cell>
              <table:table-cell office:value-type="float" office:value="55227">
                <text:p>55227</text:p>
              </table:table-cell>
              <table:table-cell office:value-type="float" office:value="96203">
                <text:p>96203</text:p>
              </table:table-cell>
              <table:table-cell office:value-type="float" office:value="243472">
                <text:p>243472</text:p>
              </table:table-cell>
              <table:table-cell office:value-type="float" office:value="59455">
                <text:p>59455</text:p>
              </table:table-cell>
              <table:table-cell office:value-type="float" office:value="60850">
                <text:p>60850</text:p>
              </table:table-cell>
              <table:table-cell office:value-type="float" office:value="41772">
                <text:p>41772</text:p>
              </table:table-cell>
            </table:table-row>
            <table:table-row>
              <table:table-cell office:value-type="string">
                <text:p>sonstige</text:p>
              </table:table-cell>
              <table:table-cell office:value-type="float" office:value="7687">
                <text:p>7687</text:p>
              </table:table-cell>
              <table:table-cell office:value-type="float" office:value="11067">
                <text:p>11067</text:p>
              </table:table-cell>
              <table:table-cell office:value-type="float" office:value="31161">
                <text:p>31161</text:p>
              </table:table-cell>
              <table:table-cell office:value-type="float" office:value="17079">
                <text:p>17079</text:p>
              </table:table-cell>
              <table:table-cell office:value-type="float" office:value="10832">
                <text:p>10832</text:p>
              </table:table-cell>
              <table:table-cell office:value-type="float" office:value="10440">
                <text:p>10440</text:p>
              </table:table-cell>
              <table:table-cell office:value-type="float" office:value="15339">
                <text:p>1533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